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72.74mm"/>
    </style:style>
    <style:style style:name="co2" style:family="table-column">
      <style:table-column-properties fo:break-before="auto" style:column-width="54.45mm"/>
    </style:style>
    <style:style style:name="co3" style:family="table-column">
      <style:table-column-properties fo:break-before="auto" style:column-width="36.7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7mm"/>
    </style:style>
    <style:style style:name="co6" style:family="table-column">
      <style:table-column-properties fo:break-before="auto" style:column-width="58.76mm"/>
    </style:style>
    <style:style style:name="co7" style:family="table-column">
      <style:table-column-properties fo:break-before="auto" style:column-width="46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 style:data-style-name="N11"/>
    <style:style style:name="ce4" style:family="table-cell" style:parent-style-name="Default" style:data-style-name="N104"/>
    <style:style style:name="ce5" style:family="table-cell" style:parent-style-name="Default" style:data-style-name="N2"/>
    <style:style style:name="ce6" style:family="table-cell" style:parent-style-name="Default" style:data-style-name="N4"/>
    <style:style style:name="ce7" style:family="table-cell" style:parent-style-name="Default" style:data-style-name="N4">
      <style:table-cell-properties style:text-align-source="value-type" style:repeat-content="false"/>
      <style:paragraph-properties fo:margin-left="0mm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 style:data-style-name="N61">
      <style:table-cell-properties fo:background-color="#ffff00"/>
    </style:style>
    <style:style style:name="ce10" style:family="table-cell" style:parent-style-name="Default" style:data-style-name="N61">
      <style:table-cell-properties fo:background-color="#00ff66"/>
    </style:style>
    <style:style style:name="ce11" style:family="table-cell" style:parent-style-name="Default">
      <style:table-cell-properties fo:background-color="#00ff66"/>
    </style:style>
    <style:style style:name="ce12" style:family="table-cell" style:parent-style-name="Default" style:data-style-name="N61">
      <style:table-cell-properties fo:padding="0.71mm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BruteForce.$F$70:$BruteForce.$F$73])" table:allow-empty-cell="true" table:display-list="unsorted" table:base-cell-address="BruteForce.C4">
          <table:error-message table:message-type="stop" table:display="true"/>
        </table:content-validation>
        <table:content-validation table:name="val2" table:condition="of:cell-content-is-in-list([$BruteForce.$D$79:$BruteForce.$D$85])" table:allow-empty-cell="true" table:display-list="unsorted" table:base-cell-address="BruteForce.C2">
          <table:error-message table:message-type="stop" table:display="true"/>
        </table:content-validation>
      </table:content-validations>
      <table:table table:name="BruteForce" table:style-name="ta1">
        <table:shapes>
          <draw:frame draw:z-index="0" draw:style-name="gr1" draw:text-style-name="P1" svg:width="159.99mm" svg:height="89.99mm" svg:x="34.21mm" svg:y="71.05mm">
            <loext:p draw:notify-on-update-of-ranges="BruteForce.I131:BruteForce.AP131 BruteForce.H132:BruteForce.H132 BruteForce.I132:BruteForce.AP132 BruteForce.I131:BruteForce.AP131 BruteForce.H127:BruteForce.H127 BruteForce.I127:BruteForce.AP1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column table:style-name="co4" table:number-columns-repeated="29" table:default-cell-style-name="Default"/>
        <table:table-row table:style-name="ro1">
          <table:table-cell office:value-type="string" calcext:value-type="string">
            <text:p>PASSWORD LENGTH, P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ars/wor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HARSET</text:p>
          </table:table-cell>
          <table:table-cell table:style-name="ce2" table:formula="of:=26*2+10" office:value-type="float" office:value="62" calcext:value-type="float">
            <text:p>6.20E+01</text:p>
          </table:table-cell>
          <table:table-cell office:value-type="string" calcext:value-type="string">
            <text:p>chars/word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USE TIME, UT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year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TTACKER</text:p>
          </table:table-cell>
          <table:table-cell table:content-validation-name="val1" office:value-type="string" calcext:value-type="string">
            <text:p>Supercomputer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table:number-columns-repeated="2"/>
          <table:table-cell table:content-validation-name="val2"/>
          <table:table-cell table:number-columns-repeated="39"/>
        </table:table-row>
        <table:table-row table:style-name="ro1">
          <table:table-cell office:value-type="string" calcext:value-type="string">
            <text:p>GUESS PROB (after UT, use-time-frame)</text:p>
          </table:table-cell>
          <table:table-cell table:style-name="ce3" table:formula="of:=PROBC" office:value-type="percentage" office:value="0.0976110338430453" calcext:value-type="percentage">
            <text:p>9.76%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COST TO ATTEMPT($USD)</text:p>
          </table:table-cell>
          <table:table-cell table:style-name="ce4" table:formula="of:=CTIME" office:value-type="currency" office:currency="NZD" office:value="121054953600000" calcext:value-type="currency">
            <text:p>$121,054,953,600,000.00</text:p>
          </table:table-cell>
          <table:table-cell table:number-columns-repeated="2"/>
          <table:table-cell table:style-name="ce3" table:formula="of:=[.B7]/[.$M$72]" office:value-type="percentage" office:value="7905.25981826292" calcext:value-type="percentage">
            <text:p>790525.98%</text:p>
          </table:table-cell>
          <table:table-cell office:value-type="string" calcext:value-type="string">
            <text:p>NZ Lotto commission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EXPECTED COST (to solve)</text:p>
          </table:table-cell>
          <table:table-cell table:style-name="ce4" table:formula="of:=ECOST" office:value-type="currency" office:currency="NZD" office:value="620088471732876" calcext:value-type="currency">
            <text:p>$620,088,471,732,876.00</text:p>
          </table:table-cell>
          <table:table-cell table:number-columns-repeated="2"/>
          <table:table-cell table:style-name="ce3" table:formula="of:=[.B8]/[.$M$72]" office:value-type="percentage" office:value="40493.6793875899" calcext:value-type="percentage">
            <text:p>4049367.94%</text:p>
          </table:table-cell>
          <table:table-cell office:value-type="string" calcext:value-type="string">
            <text:p>NZ Lotto commission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EXPECTED TIME (to solve) (50%)</text:p>
          </table:table-cell>
          <table:table-cell table:style-name="ce5" table:formula="of:=TEXP" office:value-type="float" office:value="5.12237172699124" calcext:value-type="float">
            <text:p>5.12</text:p>
          </table:table-cell>
          <table:table-cell table:formula="of:=[.C3]" office:value-type="string" office:string-value="years" calcext:value-type="string">
            <text:p>years</text:p>
          </table:table-cell>
          <table:table-cell table:number-columns-repeated="39"/>
        </table:table-row>
        <table:table-row table:style-name="ro1">
          <table:table-cell table:number-columns-repeated="42"/>
        </table:table-row>
        <table:table-row table:style-name="ro1">
          <table:table-cell office:value-type="string" calcext:value-type="string">
            <text:p>GUESS PROB (after UT, use-time-frame)</text:p>
          </table:table-cell>
          <table:table-cell table:style-name="ce3" table:formula="of:=MHIT" office:value-type="percentage" office:value="0.292833101529136" calcext:value-type="percentage">
            <text:p>29.28%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EXPECTED TIME (to solve) (moore’s law)</text:p>
          </table:table-cell>
          <table:table-cell table:formula="of:=MUT" office:value-type="float" office:value="2.81118586349562" calcext:value-type="float">
            <text:p>2.81118586349562</text:p>
          </table:table-cell>
          <table:table-cell table:formula="of:=TU" office:value-type="string" office:string-value="years" calcext:value-type="string">
            <text:p>year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EXPECTED COST (to solve, moore’s law)</text:p>
          </table:table-cell>
          <table:table-cell table:style-name="ce4" table:formula="of:=EYCOST*MUT" office:value-type="currency" office:currency="NZD" office:value="340307974266438" calcext:value-type="currency">
            <text:p>$340,307,974,266,438.00</text:p>
          </table:table-cell>
          <table:table-cell table:number-columns-repeated="2"/>
          <table:table-cell table:style-name="ce3" table:formula="of:=[.B13]/[.$M$72]" office:value-type="percentage" office:value="22223.1546483607" calcext:value-type="percentage">
            <text:p>2222315.46%</text:p>
          </table:table-cell>
          <table:table-cell office:value-type="string" calcext:value-type="string">
            <text:p>NZ Lotto commissions</text:p>
          </table:table-cell>
          <table:table-cell table:number-columns-repeated="36"/>
        </table:table-row>
        <table:table-row table:style-name="ro1" table:number-rows-repeated="24">
          <table:table-cell/>
          <table:table-cell table:style-name="ce4"/>
          <table:table-cell table:number-columns-repeated="2"/>
          <table:table-cell table:style-name="ce3"/>
          <table:table-cell table:number-columns-repeated="37"/>
        </table:table-row>
        <table:table-row table:style-name="ro1">
          <table:table-cell/>
          <table:table-cell table:style-name="ce4"/>
          <table:table-cell table:number-columns-repeated="2"/>
          <table:table-cell table:style-name="ce3"/>
          <table:table-cell table:number-columns-repeated="4"/>
          <table:table-cell office:value-type="string" calcext:value-type="string">
            <text:p>Chance of winning lotto 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Key length</text:p>
          </table:table-cell>
          <table:table-cell table:style-name="ce6" office:value-type="float" office:value="2048" calcext:value-type="float">
            <text:p>2,048.00</text:p>
          </table:table-cell>
          <table:table-cell office:value-type="string" calcext:value-type="string">
            <text:p>bits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Over $11 million</text:p>
          </table:table-cell>
          <table:table-cell table:formula="of:=1/30000000" office:value-type="float" office:value="0.0000000333333333333333" calcext:value-type="float">
            <text:p>3.33333333333333E-0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Number of possible keys</text:p>
          </table:table-cell>
          <table:table-cell table:style-name="ce6" table:formula="of:=[.B39]*LOG(2)/LOG(2)" office:value-type="float" office:value="2048" calcext:value-type="float">
            <text:p>2,048.00</text:p>
          </table:table-cell>
          <table:table-cell office:value-type="string" calcext:value-type="string">
            <text:p>2**this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Over $37k</text:p>
          </table:table-cell>
          <table:table-cell table:formula="of:=1/6000000" office:value-type="float" office:value="0.000000166666666666667" calcext:value-type="float">
            <text:p>1.66666666666667E-0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Keys per second (base 2)</text:p>
          </table:table-cell>
          <table:table-cell table:style-name="ce7" table:formula="of:=LOG([.B72])/LOG(2)" office:value-type="float" office:value="55.0904522385539" calcext:value-type="float">
            <text:p>55.09</text:p>
          </table:table-cell>
          <table:table-cell office:value-type="string" calcext:value-type="string">
            <text:p>bits </text:p>
          </table:table-cell>
          <table:table-cell/>
          <table:table-cell table:style-name="ce3"/>
          <table:table-cell table:number-columns-repeated="37"/>
        </table:table-row>
        <table:table-row table:style-name="ro1">
          <table:table-cell office:value-type="string" calcext:value-type="string">
            <text:p>Passphrase strength (bits)</text:p>
          </table:table-cell>
          <table:table-cell table:style-name="ce6" table:formula="of:=TOTALE" office:value-type="float" office:value="83.3587483454163" calcext:value-type="float">
            <text:p>83.36</text:p>
          </table:table-cell>
          <table:table-cell office:value-type="string" calcext:value-type="string">
            <text:p>bits</text:p>
          </table:table-cell>
          <table:table-cell/>
          <table:table-cell table:style-name="ce3"/>
          <table:table-cell table:number-columns-repeated="37"/>
        </table:table-row>
        <table:table-row table:style-name="ro1">
          <table:table-cell/>
          <table:table-cell table:style-name="ce6"/>
          <table:table-cell table:number-columns-repeated="2"/>
          <table:table-cell table:style-name="ce3"/>
          <table:table-cell table:number-columns-repeated="4"/>
          <table:table-cell office:value-type="string" calcext:value-type="string">
            <text:p>Over $1000</text:p>
          </table:table-cell>
          <table:table-cell table:formula="of:=1/200000" office:value-type="float" office:value="0.000005" calcext:value-type="float">
            <text:p>5E-06</text:p>
          </table:table-cell>
          <table:table-cell table:number-columns-repeated="31"/>
        </table:table-row>
        <table:table-row table:style-name="ro1" table:number-rows-repeated="2">
          <table:table-cell/>
          <table:table-cell table:style-name="ce6"/>
          <table:table-cell table:number-columns-repeated="2"/>
          <table:table-cell table:style-name="ce3"/>
          <table:table-cell table:number-columns-repeated="37"/>
        </table:table-row>
        <table:table-row table:style-name="ro1">
          <table:table-cell/>
          <table:table-cell table:style-name="ce6"/>
          <table:table-cell table:number-columns-repeated="2"/>
          <table:table-cell table:style-name="ce3"/>
          <table:table-cell table:number-columns-repeated="4"/>
          <table:table-cell office:value-type="string" calcext:value-type="string">
            <text:p>Time Period</text:p>
          </table:table-cell>
          <table:table-cell table:formula="of:=TIMELIMIT" office:value-type="float" office:value="31557600" calcext:value-type="float">
            <text:p>31557600</text:p>
          </table:table-cell>
          <table:table-cell office:value-type="string" calcext:value-type="string">
            <text:p>s</text:p>
          </table:table-cell>
          <table:table-cell table:number-columns-repeated="30"/>
        </table:table-row>
        <table:table-row table:style-name="ro1">
          <table:table-cell/>
          <table:table-cell table:style-name="ce4"/>
          <table:table-cell table:number-columns-repeated="2"/>
          <table:table-cell table:style-name="ce3"/>
          <table:table-cell table:number-columns-repeated="5"/>
          <table:table-cell table:formula="of:=[.K46]/(3600*24*7)" office:value-type="float" office:value="52.1785714285714" calcext:value-type="float">
            <text:p>52.1785714285714</text:p>
          </table:table-cell>
          <table:table-cell office:value-type="string" calcext:value-type="string">
            <text:p>weeks</text:p>
          </table:table-cell>
          <table:table-cell table:number-columns-repeated="30"/>
        </table:table-row>
        <table:table-row table:style-name="ro1" table:number-rows-repeated="3">
          <table:table-cell/>
          <table:table-cell table:style-name="ce4"/>
          <table:table-cell table:number-columns-repeated="2"/>
          <table:table-cell table:style-name="ce3"/>
          <table:table-cell table:number-columns-repeated="37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9"/>
          <table:table-cell office:value-type="string" calcext:value-type="string">
            <text:p>Chance of winning lotto </text:p>
          </table:table-cell>
          <table:table-cell table:number-columns-repeated="2"/>
          <table:table-cell office:value-type="string" calcext:value-type="string">
            <text:p>Expected Return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1. Select Character Set used...</text:p>
          </table:table-cell>
          <table:table-cell table:number-columns-repeated="8"/>
          <table:table-cell office:value-type="string" calcext:value-type="string">
            <text:p>Over $11 million</text:p>
          </table:table-cell>
          <table:table-cell table:formula="of:=[.$K$47]*[.K39]" office:value-type="float" office:value="0.00000173928571428571" calcext:value-type="float">
            <text:p>1.73928571428571E-06</text:p>
          </table:table-cell>
          <table:table-cell/>
          <table:table-cell table:style-name="ce4" table:formula="of:=[.K53]*11000000" office:value-type="currency" office:currency="NZD" office:value="19.1321428571429" calcext:value-type="currency">
            <text:p>$19.13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elect (1)</text:p>
          </table:table-cell>
          <table:table-cell office:value-type="string" calcext:value-type="string">
            <text:p>Charset</text:p>
          </table:table-cell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Selected</text:p>
          </table:table-cell>
          <table:table-cell table:number-columns-repeated="3"/>
          <table:table-cell office:value-type="string" calcext:value-type="string">
            <text:p>Over $37k</text:p>
          </table:table-cell>
          <table:table-cell table:formula="of:=[.$K$47]*[.K40]" office:value-type="float" office:value="0.00000869642857142857" calcext:value-type="float">
            <text:p>8.69642857142857E-06</text:p>
          </table:table-cell>
          <table:table-cell/>
          <table:table-cell table:style-name="ce4" table:formula="of:=[.K54]*37000" office:value-type="currency" office:currency="NZD" office:value="0.321767857142857" calcext:value-type="currency">
            <text:p>$0.32</text:p>
          </table:table-cell>
          <table:table-cell table:number-columns-repeated="29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_a-z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hars</text:p>
          </table:table-cell>
          <table:table-cell table:formula="of:=[.D55]*[.B55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Over $1000</text:p>
          </table:table-cell>
          <table:table-cell table:formula="of:=[.$K$47]*[.K43]" office:value-type="float" office:value="0.000260892857142857" calcext:value-type="float">
            <text:p>0.000260892857143</text:p>
          </table:table-cell>
          <table:table-cell/>
          <table:table-cell table:style-name="ce4" table:formula="of:=[.K55]*1000" office:value-type="currency" office:currency="NZD" office:value="0.260892857142857" calcext:value-type="currency">
            <text:p>$0.26</text:p>
          </table:table-cell>
          <table:table-cell table:number-columns-repeated="29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_A-Z</text:p>
          </table:table-cell>
          <table:table-cell table:formula="of:=[.D55]" office:value-type="float" office:value="26" calcext:value-type="float">
            <text:p>26</text:p>
          </table:table-cell>
          <table:table-cell office:value-type="string" calcext:value-type="string">
            <text:p>chars</text:p>
          </table:table-cell>
          <table:table-cell table:formula="of:=[.D56]*[.B56]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0-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s</text:p>
          </table:table-cell>
          <table:table-cell table:formula="of:=[.D57]*[.B57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icket c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$</text:p>
          </table:table-cell>
          <table:table-cell table:number-columns-repeated="30"/>
        </table:table-row>
        <table:table-row table:style-name="ro1">
          <table:table-cell table:number-columns-repeated="5"/>
          <table:table-cell table:formula="of:=[.D58]*[.B58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vestment cost</text:p>
          </table:table-cell>
          <table:table-cell table:formula="of:=[.$K$57]*[.K47]" office:value-type="float" office:value="260.892857142857" calcext:value-type="float">
            <text:p>260.892857142857</text:p>
          </table:table-cell>
          <table:table-cell/>
          <table:table-cell table:style-name="ce4" table:formula="of:=0-[.K58]" office:value-type="currency" office:currency="NZD" office:value="-260.892857142857" calcext:value-type="currency">
            <text:p>-$260.89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Custom...</text:p>
          </table:table-cell>
          <table:table-cell table:number-columns-repeated="2"/>
          <table:table-cell table:formula="of:=[.D59]*[.B59]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2" table:formula="of:=[.B2]" office:value-type="float" office:value="62" calcext:value-type="float">
            <text:p>6.20E+01</text:p>
          </table:table-cell>
          <table:table-cell office:value-type="string" calcext:value-type="string">
            <text:p>units</text:p>
          </table:table-cell>
          <table:table-cell table:formula="of:=[.D60]*[.B60]" office:value-type="float" office:value="62" calcext:value-type="float">
            <text:p>62</text:p>
          </table:table-cell>
          <table:table-cell table:number-columns-repeated="6"/>
          <table:table-cell office:value-type="string" calcext:value-type="string">
            <text:p>Total Expected Return</text:p>
          </table:table-cell>
          <table:table-cell table:number-columns-repeated="29"/>
        </table:table-row>
        <table:table-row table:style-name="ro1">
          <table:table-cell table:number-columns-repeated="5"/>
          <table:table-cell table:formula="of:=[.D61]*[.B61]" office:value-type="float" office:value="0" calcext:value-type="float">
            <text:p>0</text:p>
          </table:table-cell>
          <table:table-cell table:number-columns-repeated="6"/>
          <table:table-cell table:style-name="ce4" table:formula="of:=SUM([.M53:.M58])" office:value-type="currency" office:currency="NZD" office:value="-241.178053571429" calcext:value-type="currency">
            <text:p>-$241.18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1" office:value-type="string" calcext:value-type="string">
            <text:p>Keyspace / unit</text:p>
          </table:table-cell>
          <table:table-cell table:style-name="ce11" table:formula="of:=SUM([.F55:.F61])" office:value-type="float" office:value="62" calcext:value-type="float">
            <text:p>62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Entropy Bits</text:p>
          </table:table-cell>
          <table:table-cell table:style-name="ce11" table:formula="of:=LOG(SETSIZE)/LOG(2)" office:value-type="float" office:value="5.95419631038688" calcext:value-type="float">
            <text:p>5.95419631038688</text:p>
          </table:table-cell>
          <table:table-cell table:number-columns-repeated="3"/>
          <table:table-cell office:value-type="string" calcext:value-type="string">
            <text:p>Number of players</text:p>
          </table:table-cell>
          <table:table-cell table:number-columns-repeated="32"/>
        </table:table-row>
        <table:table-row table:style-name="ro2">
          <table:table-cell table:style-name="ce1" office:value-type="string" calcext:value-type="string">
            <text:p>2. Select length</text:p>
          </table:table-cell>
          <table:table-cell table:number-columns-repeated="8"/>
          <table:table-cell office:value-type="float" office:value="1228458" calcext:value-type="float">
            <text:p>1228458</text:p>
          </table:table-cell>
          <table:table-cell office:value-type="string" calcext:value-type="string">
            <text:p>per week</text:p>
          </table:table-cell>
          <table:table-cell office:value-type="string" calcext:value-type="string">
            <text:p>source:</text:p>
          </table:table-cell>
          <table:table-cell office:value-type="string" calcext:value-type="string">
            <text:p><text:a xlink:href="http://www.stuff.co.nz/business/money/73591288/new-zealanders-buying-fewer-lotto-tickets" xlink:type="simple">http://www.stuff.co.nz/business/money/73591288/new-zealanders-buying-fewer-lotto-tickets</text:a></text:p>
          </table:table-cell>
          <table:table-cell table:number-columns-repeated="29"/>
        </table:table-row>
        <table:table-row table:style-name="ro1">
          <table:table-cell table:style-name="ce1"/>
          <table:table-cell office:value-type="string" calcext:value-type="string">
            <text:p>Passphrase length</text:p>
          </table:table-cell>
          <table:table-cell table:number-columns-repeated="40"/>
        </table:table-row>
        <table:table-row table:style-name="ro1">
          <table:table-cell/>
          <table:table-cell table:style-name="ce8" table:formula="of:=PL" office:value-type="float" office:value="14" calcext:value-type="float">
            <text:p>14</text:p>
          </table:table-cell>
          <table:table-cell office:value-type="string" calcext:value-type="string">
            <text:p>units</text:p>
          </table:table-cell>
          <table:table-cell/>
          <table:table-cell table:style-name="ce1" office:value-type="string" calcext:value-type="string">
            <text:p>TotalSpace</text:p>
          </table:table-cell>
          <table:table-cell table:style-name="ce11" table:formula="of:=SETSIZE^LENGTH" office:value-type="float" office:value="1.24017694346575E+025" calcext:value-type="float">
            <text:p>1.24017694346575E+025</text:p>
          </table:table-cell>
          <table:table-cell office:value-type="string" calcext:value-type="string">
            <text:p>combinations</text:p>
          </table:table-cell>
          <table:table-cell table:number-columns-repeated="2"/>
          <table:table-cell office:value-type="string" calcext:value-type="string">
            <text:p>Lotto Industry Expected Return </text:p>
          </table:table-cell>
          <table:table-cell table:number-columns-repeated="2"/>
          <table:table-cell table:style-name="ce4" table:formula="of:=[.M61]*-1*[.J64]" office:value-type="currency" office:currency="NZD" office:value="296277109.33425" calcext:value-type="currency">
            <text:p>$296,277,109.33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Entropy Bits</text:p>
          </table:table-cell>
          <table:table-cell table:style-name="ce11" table:formula="of:=LOG(TOTALSPACE)/LOG(2)" office:value-type="float" office:value="83.3587483454163" calcext:value-type="float">
            <text:p>83.3587483454163</text:p>
          </table:table-cell>
          <table:table-cell table:number-columns-repeated="3"/>
          <table:table-cell office:value-type="string" calcext:value-type="string">
            <text:p>No. of stores</text:p>
          </table:table-cell>
          <table:table-cell office:value-type="float" office:value="1400" calcext:value-type="float">
            <text:p>1400</text:p>
          </table:table-cell>
          <table:table-cell/>
          <table:table-cell table:style-name="ce4" table:formula="of:=[.M66]/[.K67]" office:value-type="currency" office:currency="NZD" office:value="211626.506667321" calcext:value-type="currency">
            <text:p>$211,626.51</text:p>
          </table:table-cell>
          <table:table-cell table:number-columns-repeated="29"/>
        </table:table-row>
        <table:table-row table:style-name="ro1">
          <table:table-cell table:number-columns-repeated="9"/>
          <table:table-cell office:value-type="string" calcext:value-type="string">
            <text:p>Hours open / week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4" table:formula="of:=[.M67]/[.K68]" office:value-type="currency" office:currency="NZD" office:value="2645.33133334152" calcext:value-type="currency">
            <text:p>$2,645.33</text:p>
          </table:table-cell>
          <table:table-cell office:value-type="string" calcext:value-type="string">
            <text:p>earnings/hour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Guess/Sec</text:p>
          </table:table-cell>
          <table:table-cell table:number-columns-repeated="4"/>
          <table:table-cell office:value-type="string" calcext:value-type="string">
            <text:p>Employee P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$/hr</text:p>
          </table:table-cell>
          <table:table-cell table:style-name="ce4" table:formula="of:=[.M68]-[.K69]" office:value-type="currency" office:currency="NZD" office:value="2620.33133334152" calcext:value-type="currency">
            <text:p>$2,620.33</text:p>
          </table:table-cell>
          <table:table-cell office:value-type="string" calcext:value-type="string">
            <text:p>earnings/hour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Fast</text:p>
          </table:table-cell>
          <table:table-cell table:style-name="ce2" table:formula="of:=[.E71]*8" office:value-type="float" office:value="3.0688E+017" calcext:value-type="float">
            <text:p>3.07E+17</text:p>
          </table:table-cell>
          <table:table-cell office:value-type="string" calcext:value-type="string">
            <text:p>8 Supercomputers</text:p>
          </table:table-cell>
          <table:table-cell table:number-columns-repeated="36"/>
        </table:table-row>
        <table:table-row table:style-name="ro2">
          <table:table-cell table:style-name="ce1" office:value-type="string" calcext:value-type="string">
            <text:p>3. Password Cracker Speed</text:p>
          </table:table-cell>
          <table:table-cell office:value-type="string" calcext:value-type="string">
            <text:p>Guesses / second</text:p>
          </table:table-cell>
          <table:table-cell/>
          <table:table-cell office:value-type="string" calcext:value-type="string">
            <text:p>Medium</text:p>
          </table:table-cell>
          <table:table-cell table:style-name="ce2" office:value-type="float" office:value="3.836E+016" calcext:value-type="float">
            <text:p>3.84E+16</text:p>
          </table:table-cell>
          <table:table-cell office:value-type="string" calcext:value-type="string">
            <text:p>Supercomputer</text:p>
          </table:table-cell>
          <table:table-cell/>
          <table:table-cell office:value-type="string" calcext:value-type="string">
            <text:p><text:a xlink:href="https://www.quora.com/How-fast-could-the-worlds-fastest-supercomputer-brute-force-crack-a-password-Could-anyone-provide-a-spreadsheet-with-how-fast-the-worlds-fastest-supercomputer-could-break-a-password-that-is-1-2-3…100+-characters-long" xlink:type="simple">https://www.quora.com/How-fast-could-the-worlds-fastest-supercomputer-brute-force-crack-a-password-Could-anyone-provide-a-spreadsheet-with-how-fast-the-worlds-fastest-supercomputer-could-break-a-password-that-is-1-2-3%E2%80%A6100+-characters-long</text:a></text:p>
          </table:table-cell>
          <table:table-cell/>
          <table:table-cell office:value-type="string" calcext:value-type="string">
            <text:p>Profit / Store</text:p>
          </table:table-cell>
          <table:table-cell table:number-columns-repeated="2"/>
          <table:table-cell table:style-name="ce4" table:formula="of:=[.M69]*[.K68]*[.K47]" office:value-type="currency" office:currency="NZD" office:value="10938011.6514627" calcext:value-type="currency">
            <text:p>$10,938,011.65</text:p>
          </table:table-cell>
          <table:table-cell table:number-columns-repeated="29"/>
        </table:table-row>
        <table:table-row table:style-name="ro3">
          <table:table-cell/>
          <table:table-cell table:style-name="ce9" table:formula="of:=INDEX([.E70:.F73];MATCH([.B4];[.F70:.F73];0);1)" office:value-type="float" office:value="3.836E+016" calcext:value-type="float">
            <text:p>3.84E+16</text:p>
          </table:table-cell>
          <table:table-cell/>
          <table:table-cell office:value-type="string" calcext:value-type="string">
            <text:p>Medium slow</text:p>
          </table:table-cell>
          <table:table-cell table:style-name="ce12" table:formula="of:=17179869184/3600" office:value-type="float" office:value="4772185.88444444" calcext:value-type="float">
            <text:p>4.77E+06</text:p>
          </table:table-cell>
          <table:table-cell office:value-type="string" calcext:value-type="string">
            <text:p>Typical Pentium Computer</text:p>
          </table:table-cell>
          <table:table-cell table:number-columns-repeated="3"/>
          <table:table-cell office:value-type="string" calcext:value-type="string">
            <text:p>National Profit</text:p>
          </table:table-cell>
          <table:table-cell table:number-columns-repeated="2"/>
          <table:table-cell table:style-name="ce4" table:formula="of:=[.M71]*[.K67]" office:value-type="currency" office:currency="NZD" office:value="15313216312.0478" calcext:value-type="currency">
            <text:p>$15,313,216,312.05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Slow</text:p>
          </table:table-cell>
          <table:table-cell table:style-name="ce2" table:formula="of:=[.E72]/2" office:value-type="float" office:value="2386092.94222222" calcext:value-type="float">
            <text:p>2.39E+06</text:p>
          </table:table-cell>
          <table:table-cell office:value-type="string" calcext:value-type="string">
            <text:p>1 half of a Pentium Computer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Cost Factor</text:p>
          </table:table-cell>
          <table:table-cell table:number-columns-repeated="4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Guesses / second</text:p>
          </table:table-cell>
          <table:table-cell table:style-name="ce11" table:formula="of:=[.B72]" office:value-type="float" office:value="3.836E+016" calcext:value-type="float">
            <text:p>3.836E+016</text:p>
          </table:table-cell>
          <table:table-cell table:number-columns-repeated="36"/>
        </table:table-row>
        <table:table-row table:style-name="ro1">
          <table:table-cell table:number-columns-repeated="42"/>
        </table:table-row>
        <table:table-row table:style-name="ro1">
          <table:table-cell table:style-name="ce1" office:value-type="string" calcext:value-type="string">
            <text:p>4. Probability of guessing the right passphrase</text:p>
          </table:table-cell>
          <table:table-cell table:number-columns-repeated="6"/>
          <table:table-cell table:style-name="ce1"/>
          <table:table-cell table:number-columns-repeated="34"/>
        </table:table-row>
        <table:table-row table:style-name="ro1">
          <table:table-cell/>
          <table:table-cell office:value-type="string" calcext:value-type="string">
            <text:p>Time Limit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Select unit</text:p>
          </table:table-cell>
          <table:table-cell table:number-columns-repeated="38"/>
        </table:table-row>
        <table:table-row table:style-name="ro1">
          <table:table-cell/>
          <table:table-cell table:style-name="ce8" table:formula="of:=UT" office:value-type="float" office:value="1" calcext:value-type="float">
            <text:p>1</text:p>
          </table:table-cell>
          <table:table-cell table:style-name="ce8" table:formula="of:=TU" office:value-type="string" office:string-value="years" calcext:value-type="string">
            <text:p>years</text:p>
          </table:table-cell>
          <table:table-cell office:value-type="string" calcext:value-type="string">
            <text:p>years</text:p>
          </table:table-cell>
          <table:table-cell table:formula="of:=365.25*24*3600" office:value-type="float" office:value="31557600" calcext:value-type="float">
            <text:p>31557600</text:p>
          </table:table-cell>
          <table:table-cell office:value-type="string" calcext:value-type="string">
            <text:p>s 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months</text:p>
          </table:table-cell>
          <table:table-cell table:formula="of:=[.E79]/12" office:value-type="float" office:value="2629800" calcext:value-type="float">
            <text:p>2629800</text:p>
          </table:table-cell>
          <table:table-cell office:value-type="string" calcext:value-type="string">
            <text:p>s 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days</text:p>
          </table:table-cell>
          <table:table-cell table:formula="of:=3600*24" office:value-type="float" office:value="86400" calcext:value-type="float">
            <text:p>86400</text:p>
          </table:table-cell>
          <table:table-cell office:value-type="string" calcext:value-type="string">
            <text:p>s 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hours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s 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minutes</text:p>
          </table:table-cell>
          <table:table-cell table:formula="of:=60" office:value-type="float" office:value="60" calcext:value-type="float">
            <text:p>60</text:p>
          </table:table-cell>
          <table:table-cell office:value-type="string" calcext:value-type="string">
            <text:p>s 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seco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millisecond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 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Time unit</text:p>
          </table:table-cell>
          <table:table-cell table:formula="of:=INDEX([.D79:.E85];MATCH([.C79];[.D79:.D85];0);2)" office:value-type="float" office:value="31557600" calcext:value-type="float">
            <text:p>31557600</text:p>
          </table:table-cell>
          <table:table-cell office:value-type="string" calcext:value-type="string">
            <text:p>s</text:p>
          </table:table-cell>
          <table:table-cell table:number-columns-repeated="35"/>
        </table:table-row>
        <table:table-row table:style-name="ro1">
          <table:table-cell table:number-columns-repeated="4"/>
          <table:table-cell table:style-name="ce1" office:value-type="string" calcext:value-type="string">
            <text:p>Time Limit</text:p>
          </table:table-cell>
          <table:table-cell table:formula="of:=[.$B$79]*TUNIT" office:value-type="float" office:value="31557600" calcext:value-type="float">
            <text:p>31557600</text:p>
          </table:table-cell>
          <table:table-cell office:value-type="string" calcext:value-type="string">
            <text:p>s</text:p>
          </table:table-cell>
          <table:table-cell table:number-columns-repeated="35"/>
        </table:table-row>
        <table:table-row table:style-name="ro1">
          <table:table-cell table:number-columns-repeated="4"/>
          <table:table-cell office:value-type="string" calcext:value-type="string">
            <text:p>Probability of correct, time given</text:p>
          </table:table-cell>
          <table:table-cell table:style-name="ce11" table:formula="of:=MIN(TIMELIMIT*GUESSRATE/TOTALSPACE;1)" office:value-type="float" office:value="0.0976110338430453" calcext:value-type="float">
            <text:p>0.097611033843045</text:p>
          </table:table-cell>
          <table:table-cell office:value-type="string" calcext:value-type="string">
            <text:p>1=100%</text:p>
          </table:table-cell>
          <table:table-cell table:number-columns-repeated="35"/>
        </table:table-row>
        <table:table-row table:style-name="ro1">
          <table:table-cell table:number-columns-repeated="4"/>
          <table:table-cell table:style-name="ce1" office:value-type="string" calcext:value-type="string">
            <text:p>Time to 50%</text:p>
          </table:table-cell>
          <table:table-cell table:style-name="ce11" table:formula="of:=TOTALSPACE/GUESSRATE/2/TIMELIMIT" office:value-type="float" office:value="5.12237172699124" calcext:value-type="float">
            <text:p>5.12237172699124</text:p>
          </table:table-cell>
          <table:table-cell table:number-columns-repeated="36"/>
        </table:table-row>
        <table:table-row table:style-name="ro1">
          <table:table-cell table:number-columns-repeated="4"/>
          <table:table-cell table:style-name="ce1" office:value-type="string" calcext:value-type="string">
            <text:p>Time to 100%</text:p>
          </table:table-cell>
          <table:table-cell table:style-name="ce11" table:formula="of:=TOTALSPACE/GUESSRATE/TIMELIMIT" office:value-type="float" office:value="10.2447434539825" calcext:value-type="float">
            <text:p>10.2447434539825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Time to 50%</text:p>
          </table:table-cell>
          <table:table-cell table:formula="of:=TOTALSPACE/GUESSRATE/2/TUNIT" office:value-type="float" office:value="5.12237172699124" calcext:value-type="float">
            <text:p>5.12237172699124</text:p>
          </table:table-cell>
          <table:table-cell table:formula="of:=[.C79]" office:value-type="string" office:string-value="years" calcext:value-type="string">
            <text:p>years</text:p>
          </table:table-cell>
          <table:table-cell table:number-columns-repeated="35"/>
        </table:table-row>
        <table:table-row table:style-name="ro1">
          <table:table-cell table:style-name="ce1"/>
          <table:table-cell table:number-columns-repeated="4"/>
          <table:table-cell table:style-name="ce13"/>
          <table:table-cell table:number-columns-repeated="3"/>
          <table:table-cell table:style-name="ce13"/>
          <table:table-cell table:number-columns-repeated="32"/>
        </table:table-row>
        <table:table-row table:style-name="ro1">
          <table:table-cell/>
          <table:table-cell table:style-name="ce1" table:number-columns-repeated="4"/>
          <table:table-cell table:number-columns-repeated="6"/>
          <table:table-cell table:style-name="ce14" table:number-columns-repeated="4"/>
          <table:table-cell table:number-columns-repeated="27"/>
        </table:table-row>
        <table:table-row table:style-name="ro1" table:number-rows-repeated="14">
          <table:table-cell table:number-columns-repeated="42"/>
        </table:table-row>
        <table:table-row table:style-name="ro1">
          <table:table-cell table:style-name="ce1" office:value-type="string" calcext:value-type="string">
            <text:p>4c. Moores Law</text:p>
          </table:table-cell>
          <table:table-cell office:value-type="string" calcext:value-type="string">
            <text:p>Cpu Upgrades</text:p>
          </table:table-cell>
          <table:table-cell table:number-columns-repeated="40"/>
        </table:table-row>
        <table:table-row table:style-name="ro1">
          <table:table-cell table:number-columns-repeated="42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table:formula="of:=[.B71]" office:value-type="string" office:string-value="Guesses / second" calcext:value-type="string">
            <text:p>Guesses / second</text:p>
          </table:table-cell>
          <table:table-cell office:value-type="string" calcext:value-type="string">
            <text:p>No. of guesses</text:p>
          </table:table-cell>
          <table:table-cell office:value-type="string" calcext:value-type="string">
            <text:p>Remaining space</text:p>
          </table:table-cell>
          <table:table-cell table:number-columns-repeated="2"/>
          <table:table-cell table:style-name="ce14" office:value-type="string" calcext:value-type="string">
            <text:p>Formula</text:p>
          </table:table-cell>
          <table:table-cell table:number-columns-repeated="3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table:formula="of:=[.B72]" office:value-type="float" office:value="3.836E+016" calcext:value-type="float">
            <text:p>3.84E+16</text:p>
          </table:table-cell>
          <table:table-cell table:formula="of:=[.C111]*[.$E$79]" office:value-type="float" office:value="1.210549536E+024" calcext:value-type="float">
            <text:p>1.210549536E+024</text:p>
          </table:table-cell>
          <table:table-cell table:formula="of:=TOTALSPACE-[.D111]" office:value-type="float" office:value="1.11912198986575E+025" calcext:value-type="float">
            <text:p>1.11912198986575E+025</text:p>
          </table:table-cell>
          <table:table-cell table:number-columns-repeated="2"/>
          <table:table-cell office:value-type="string" calcext:value-type="string">
            <text:p>log2(S) / log2(Gr*1Y) = n! 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C$111]*2^[.B112]" office:value-type="float" office:value="7.672E+016" calcext:value-type="float">
            <text:p>7.672E+016</text:p>
          </table:table-cell>
          <table:table-cell table:formula="of:=[.C112]*[.$E$79]" office:value-type="float" office:value="2.421099072E+024" calcext:value-type="float">
            <text:p>2.421099072E+024</text:p>
          </table:table-cell>
          <table:table-cell table:formula="of:=[.E111]-[.D112]" office:value-type="float" office:value="8.77012082665753E+024" calcext:value-type="float">
            <text:p>8.77012082665753E+024</text:p>
          </table:table-cell>
          <table:table-cell table:number-columns-repeated="2"/>
          <table:table-cell office:value-type="string" calcext:value-type="string">
            <text:p>where S=TOTALSPACE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C$111]*2^[.B113]" office:value-type="float" office:value="1.5344E+017" calcext:value-type="float">
            <text:p>1.5344E+017</text:p>
          </table:table-cell>
          <table:table-cell table:formula="of:=[.C113]*[.$E$79]" office:value-type="float" office:value="4.842198144E+024" calcext:value-type="float">
            <text:p>4.842198144E+024</text:p>
          </table:table-cell>
          <table:table-cell table:formula="of:=[.E112]-[.D113]" office:value-type="float" office:value="3.92792268265753E+024" calcext:value-type="float">
            <text:p>3.92792268265753E+024</text:p>
          </table:table-cell>
          <table:table-cell table:number-columns-repeated="2"/>
          <table:table-cell office:value-type="string" calcext:value-type="string">
            <text:p>Gr=Guess Rate</text:p>
          </table:table-cell>
          <table:table-cell table:number-columns-repeated="3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C$111]*2^[.B114]" office:value-type="float" office:value="3.0688E+017" calcext:value-type="float">
            <text:p>3.0688E+017</text:p>
          </table:table-cell>
          <table:table-cell table:formula="of:=[.C114]*[.$E$79]" office:value-type="float" office:value="9.684396288E+024" calcext:value-type="float">
            <text:p>9.684396288E+024</text:p>
          </table:table-cell>
          <table:table-cell table:formula="of:=[.E113]-[.D114]" office:value-type="float" office:value="-5.75647360534247E+024" calcext:value-type="float">
            <text:p>-5.75647360534247E+024</text:p>
          </table:table-cell>
          <table:table-cell table:number-columns-repeated="2"/>
          <table:table-cell office:value-type="string" calcext:value-type="string">
            <text:p>1Y = over a whole year</text:p>
          </table:table-cell>
          <table:table-cell table:number-columns-repeated="3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C$111]*2^[.B115]" office:value-type="float" office:value="6.1376E+017" calcext:value-type="float">
            <text:p>6.1376E+017</text:p>
          </table:table-cell>
          <table:table-cell table:formula="of:=[.C115]*[.$E$79]" office:value-type="float" office:value="1.9368792576E+025" calcext:value-type="float">
            <text:p>1.9368792576E+025</text:p>
          </table:table-cell>
          <table:table-cell table:formula="of:=[.E114]-[.D115]" office:value-type="float" office:value="-2.51252661813425E+025" calcext:value-type="float">
            <text:p>-2.51252661813425E+025</text:p>
          </table:table-cell>
          <table:table-cell table:number-columns-repeated="2"/>
          <table:table-cell office:value-type="string" calcext:value-type="string">
            <text:p>n= the number of years </text:p>
          </table:table-cell>
          <table:table-cell table:number-columns-repeated="3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$C$111]*2^[.B116]" office:value-type="float" office:value="1.22752E+018" calcext:value-type="float">
            <text:p>1.22752E+018</text:p>
          </table:table-cell>
          <table:table-cell table:formula="of:=[.C116]*[.$E$79]" office:value-type="float" office:value="3.8737585152E+025" calcext:value-type="float">
            <text:p>3.8737585152E+025</text:p>
          </table:table-cell>
          <table:table-cell table:formula="of:=[.E115]-[.D116]" office:value-type="float" office:value="-6.38628513333425E+025" calcext:value-type="float">
            <text:p>-6.38628513333425E+025</text:p>
          </table:table-cell>
          <table:table-cell table:number-columns-repeated="3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$C$111]*2^[.B117]" office:value-type="float" office:value="2.45504E+018" calcext:value-type="float">
            <text:p>2.45504E+018</text:p>
          </table:table-cell>
          <table:table-cell table:formula="of:=[.C117]*[.$E$79]" office:value-type="float" office:value="7.7475170304E+025" calcext:value-type="float">
            <text:p>7.7475170304E+025</text:p>
          </table:table-cell>
          <table:table-cell table:formula="of:=[.E116]-[.D117]" office:value-type="float" office:value="-1.41338021637342E+026" calcext:value-type="float">
            <text:p>-1.41338021637342E+026</text:p>
          </table:table-cell>
          <table:table-cell table:number-columns-repeated="2"/>
          <table:table-cell office:value-type="string" calcext:value-type="string">
            <text:p>S=</text:p>
          </table:table-cell>
          <table:table-cell table:formula="of:=TOTALSPACE" office:value-type="float" office:value="1.24017694346575E+025" calcext:value-type="float">
            <text:p>1.24017694346575E+025</text:p>
          </table:table-cell>
          <table:table-cell/>
          <table:table-cell table:formula="of:=LOG([.I117])" office:value-type="float" office:value="25.0934836529755" calcext:value-type="float">
            <text:p>25.093483652975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$C$111]*2^[.B118]" office:value-type="float" office:value="4.91008E+018" calcext:value-type="float">
            <text:p>4.91008E+018</text:p>
          </table:table-cell>
          <table:table-cell table:formula="of:=[.C118]*[.$E$79]" office:value-type="float" office:value="1.54950340608E+026" calcext:value-type="float">
            <text:p>1.54950340608E+026</text:p>
          </table:table-cell>
          <table:table-cell table:formula="of:=[.E117]-[.D118]" office:value-type="float" office:value="-2.96288362245342E+026" calcext:value-type="float">
            <text:p>-2.96288362245342E+026</text:p>
          </table:table-cell>
          <table:table-cell table:number-columns-repeated="2"/>
          <table:table-cell office:value-type="string" calcext:value-type="string">
            <text:p>Gr= </text:p>
          </table:table-cell>
          <table:table-cell table:formula="of:=GUESSRATE" office:value-type="float" office:value="3.836E+016" calcext:value-type="float">
            <text:p>3.836E+016</text:p>
          </table:table-cell>
          <table:table-cell office:value-type="string" calcext:value-type="string">
            <text:p>g/s</text:p>
          </table:table-cell>
          <table:table-cell table:formula="of:=LOG([.I118]*[.I119])" office:value-type="float" office:value="24.0829825655838" calcext:value-type="float">
            <text:p>24.082982565583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$C$111]*2^[.B119]" office:value-type="float" office:value="9.82016E+018" calcext:value-type="float">
            <text:p>9.82016E+018</text:p>
          </table:table-cell>
          <table:table-cell table:formula="of:=[.C119]*[.$E$79]" office:value-type="float" office:value="3.09900681216E+026" calcext:value-type="float">
            <text:p>3.09900681216E+026</text:p>
          </table:table-cell>
          <table:table-cell table:formula="of:=[.E118]-[.D119]" office:value-type="float" office:value="-6.06189043461343E+026" calcext:value-type="float">
            <text:p>-6.06189043461343E+026</text:p>
          </table:table-cell>
          <table:table-cell table:number-columns-repeated="2"/>
          <table:table-cell office:value-type="string" calcext:value-type="string">
            <text:p>1Y=</text:p>
          </table:table-cell>
          <table:table-cell table:formula="of:=[.$E$79]" office:value-type="float" office:value="31557600" calcext:value-type="float">
            <text:p>31557600</text:p>
          </table:table-cell>
          <table:table-cell office:value-type="string" calcext:value-type="string">
            <text:p>s/Year</text:p>
          </table:table-cell>
          <table:table-cell table:number-columns-repeated="3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$C$111]*2^[.B120]" office:value-type="float" office:value="1.964032E+019" calcext:value-type="float">
            <text:p>1.964032E+019</text:p>
          </table:table-cell>
          <table:table-cell table:formula="of:=[.C120]*[.$E$79]" office:value-type="float" office:value="6.19801362432E+026" calcext:value-type="float">
            <text:p>6.19801362432E+026</text:p>
          </table:table-cell>
          <table:table-cell table:formula="of:=[.E119]-[.D120]" office:value-type="float" office:value="-1.22599040589334E+027" calcext:value-type="float">
            <text:p>-1.22599040589334E+027</text:p>
          </table:table-cell>
          <table:table-cell table:number-columns-repeated="2"/>
          <table:table-cell office:value-type="string" calcext:value-type="string">
            <text:p>log2(S) / log2(Gr*1Y) =</text:p>
          </table:table-cell>
          <table:table-cell table:formula="of:=LOG([.I117])/LOG([.I118]*[.I119])" office:value-type="float" office:value="1.04195913378419" calcext:value-type="float">
            <text:p>1.04195913378419</text:p>
          </table:table-cell>
          <table:table-cell table:number-columns-repeated="3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$C$111]*2^[.B121]" office:value-type="float" office:value="3.928064E+019" calcext:value-type="float">
            <text:p>3.928064E+019</text:p>
          </table:table-cell>
          <table:table-cell table:formula="of:=[.C121]*[.$E$79]" office:value-type="float" office:value="1.239602724864E+027" calcext:value-type="float">
            <text:p>1.239602724864E+027</text:p>
          </table:table-cell>
          <table:table-cell table:formula="of:=[.E120]-[.D121]" office:value-type="float" office:value="-2.46559313075734E+027" calcext:value-type="float">
            <text:p>-2.46559313075734E+027</text:p>
          </table:table-cell>
          <table:table-cell table:number-columns-repeated="3"/>
          <table:table-cell table:formula="of:=FACT( 1)"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Moore’s law expected end...</text:p>
          </table:table-cell>
          <table:table-cell table:number-columns-repeated="2"/>
          <table:table-cell office:value-type="string" calcext:value-type="string">
            <text:p>REMAINING SPACE</text:p>
          </table:table-cell>
          <table:table-cell table:number-columns-repeated="37"/>
        </table:table-row>
        <table:table-row table:style-name="ro1">
          <table:table-cell table:number-columns-repeated="3"/>
          <table:table-cell table:formula="of:=SUM([.D111:.D121])" office:value-type="float" office:value="2.477994900192E+027" calcext:value-type="float">
            <text:p>2.477994900192E+027</text:p>
          </table:table-cell>
          <table:table-cell table:formula="of:=TOTALSPACE-[.D123]" office:value-type="float" office:value="-2.46559313075734E+027" calcext:value-type="float">
            <text:p>-2.46559313075734E+027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42"/>
        </table:table-row>
        <table:table-row table:style-name="ro1">
          <table:table-cell table:number-columns-repeated="4"/>
          <table:table-cell office:value-type="string" calcext:value-type="string">
            <text:p>Years left</text:p>
          </table:table-cell>
          <table:table-cell table:formula="of:=MAX([.E123]/[.D121];0)" office:value-type="float" office:value="0" calcext:value-type="float">
            <text:p>0</text:p>
          </table:table-cell>
          <table:table-cell/>
          <table:table-cell office:value-type="string" calcext:value-type="string">
            <text:p>Moore’s law</text:p>
          </table:table-cell>
          <table:table-cell table:formula="of:=2^[.I123]" office:value-type="float" office:value="1" calcext:value-type="float">
            <text:p>1</text:p>
          </table:table-cell>
          <table:table-cell table:formula="of:=2^[.J123]" office:value-type="float" office:value="2" calcext:value-type="float">
            <text:p>2</text:p>
          </table:table-cell>
          <table:table-cell table:formula="of:=2^[.K123]" office:value-type="float" office:value="4" calcext:value-type="float">
            <text:p>4</text:p>
          </table:table-cell>
          <table:table-cell table:formula="of:=2^[.L123]" office:value-type="float" office:value="8" calcext:value-type="float">
            <text:p>8</text:p>
          </table:table-cell>
          <table:table-cell table:formula="of:=2^[.M123]" office:value-type="float" office:value="16" calcext:value-type="float">
            <text:p>16</text:p>
          </table:table-cell>
          <table:table-cell table:formula="of:=2^[.N123]" office:value-type="float" office:value="32" calcext:value-type="float">
            <text:p>32</text:p>
          </table:table-cell>
          <table:table-cell table:formula="of:=2^[.O123]" office:value-type="float" office:value="64" calcext:value-type="float">
            <text:p>64</text:p>
          </table:table-cell>
          <table:table-cell table:formula="of:=2^[.P123]" office:value-type="float" office:value="128" calcext:value-type="float">
            <text:p>128</text:p>
          </table:table-cell>
          <table:table-cell table:formula="of:=2^[.Q123]" office:value-type="float" office:value="256" calcext:value-type="float">
            <text:p>256</text:p>
          </table:table-cell>
          <table:table-cell table:formula="of:=2^[.R123]" office:value-type="float" office:value="512" calcext:value-type="float">
            <text:p>512</text:p>
          </table:table-cell>
          <table:table-cell table:formula="of:=2^[.S123]" office:value-type="float" office:value="1024" calcext:value-type="float">
            <text:p>1024</text:p>
          </table:table-cell>
          <table:table-cell table:formula="of:=2^[.T123]" office:value-type="float" office:value="2048" calcext:value-type="float">
            <text:p>2048</text:p>
          </table:table-cell>
          <table:table-cell table:formula="of:=2^[.U123]" office:value-type="float" office:value="4096" calcext:value-type="float">
            <text:p>4096</text:p>
          </table:table-cell>
          <table:table-cell table:formula="of:=2^[.V123]" office:value-type="float" office:value="8192" calcext:value-type="float">
            <text:p>8192</text:p>
          </table:table-cell>
          <table:table-cell table:formula="of:=2^[.W123]" office:value-type="float" office:value="16384" calcext:value-type="float">
            <text:p>16384</text:p>
          </table:table-cell>
          <table:table-cell table:formula="of:=2^[.X123]" office:value-type="float" office:value="32768" calcext:value-type="float">
            <text:p>32768</text:p>
          </table:table-cell>
          <table:table-cell table:formula="of:=2^[.Y123]" office:value-type="float" office:value="65536" calcext:value-type="float">
            <text:p>65536</text:p>
          </table:table-cell>
          <table:table-cell table:formula="of:=2^[.Z123]" office:value-type="float" office:value="131072" calcext:value-type="float">
            <text:p>131072</text:p>
          </table:table-cell>
          <table:table-cell table:formula="of:=2^[.AA123]" office:value-type="float" office:value="262144" calcext:value-type="float">
            <text:p>262144</text:p>
          </table:table-cell>
          <table:table-cell table:formula="of:=2^[.AB123]" office:value-type="float" office:value="524288" calcext:value-type="float">
            <text:p>524288</text:p>
          </table:table-cell>
          <table:table-cell table:formula="of:=2^[.AC123]" office:value-type="float" office:value="1048576" calcext:value-type="float">
            <text:p>1048576</text:p>
          </table:table-cell>
          <table:table-cell table:formula="of:=2^[.AD123]" office:value-type="float" office:value="2097152" calcext:value-type="float">
            <text:p>2097152</text:p>
          </table:table-cell>
          <table:table-cell table:formula="of:=2^[.AE123]" office:value-type="float" office:value="4194304" calcext:value-type="float">
            <text:p>4194304</text:p>
          </table:table-cell>
          <table:table-cell table:formula="of:=2^[.AF123]" office:value-type="float" office:value="8388608" calcext:value-type="float">
            <text:p>8388608</text:p>
          </table:table-cell>
          <table:table-cell table:formula="of:=2^[.AG123]" office:value-type="float" office:value="16777216" calcext:value-type="float">
            <text:p>16777216</text:p>
          </table:table-cell>
          <table:table-cell table:formula="of:=2^[.AH123]" office:value-type="float" office:value="33554432" calcext:value-type="float">
            <text:p>33554432</text:p>
          </table:table-cell>
          <table:table-cell table:formula="of:=2^[.AI123]" office:value-type="float" office:value="67108864" calcext:value-type="float">
            <text:p>67108864</text:p>
          </table:table-cell>
          <table:table-cell table:formula="of:=2^[.AJ123]" office:value-type="float" office:value="134217728" calcext:value-type="float">
            <text:p>134217728</text:p>
          </table:table-cell>
          <table:table-cell table:formula="of:=2^[.AK123]" office:value-type="float" office:value="268435456" calcext:value-type="float">
            <text:p>268435456</text:p>
          </table:table-cell>
          <table:table-cell table:formula="of:=2^[.AL123]" office:value-type="float" office:value="536870912" calcext:value-type="float">
            <text:p>536870912</text:p>
          </table:table-cell>
          <table:table-cell table:formula="of:=2^[.AM123]" office:value-type="float" office:value="1073741824" calcext:value-type="float">
            <text:p>1073741824</text:p>
          </table:table-cell>
          <table:table-cell table:formula="of:=2^[.AN123]" office:value-type="float" office:value="2147483648" calcext:value-type="float">
            <text:p>2147483648</text:p>
          </table:table-cell>
          <table:table-cell table:formula="of:=2^[.AO123]" office:value-type="float" office:value="4294967296" calcext:value-type="float">
            <text:p>4294967296</text:p>
          </table:table-cell>
          <table:table-cell table:formula="of:=2^[.AP123]" office:value-type="float" office:value="8589934592" calcext:value-type="float">
            <text:p>858993459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esses Completed</text:p>
          </table:table-cell>
          <table:table-cell table:formula="of:=GUESSRATE*[.$E$79]*[.I125]" office:value-type="float" office:value="1.210549536E+024" calcext:value-type="float">
            <text:p>1.210549536E+024</text:p>
          </table:table-cell>
          <table:table-cell table:formula="of:=GUESSRATE*[.$E$79]*[.J125]+[.I126]" office:value-type="float" office:value="3.631648608E+024" calcext:value-type="float">
            <text:p>3.631648608E+024</text:p>
          </table:table-cell>
          <table:table-cell table:formula="of:=GUESSRATE*[.$E$79]*[.K125]+[.J126]" office:value-type="float" office:value="8.473846752E+024" calcext:value-type="float">
            <text:p>8.473846752E+024</text:p>
          </table:table-cell>
          <table:table-cell table:formula="of:=GUESSRATE*[.$E$79]*[.L125]+[.K126]" office:value-type="float" office:value="1.815824304E+025" calcext:value-type="float">
            <text:p>1.815824304E+025</text:p>
          </table:table-cell>
          <table:table-cell table:formula="of:=GUESSRATE*[.$E$79]*[.M125]+[.L126]" office:value-type="float" office:value="3.7527035616E+025" calcext:value-type="float">
            <text:p>3.7527035616E+025</text:p>
          </table:table-cell>
          <table:table-cell table:formula="of:=GUESSRATE*[.$E$79]*[.N125]+[.M126]" office:value-type="float" office:value="7.6264620768E+025" calcext:value-type="float">
            <text:p>7.6264620768E+025</text:p>
          </table:table-cell>
          <table:table-cell table:formula="of:=GUESSRATE*[.$E$79]*[.O125]+[.N126]" office:value-type="float" office:value="1.53739791072E+026" calcext:value-type="float">
            <text:p>1.53739791072E+026</text:p>
          </table:table-cell>
          <table:table-cell table:formula="of:=GUESSRATE*[.$E$79]*[.P125]+[.O126]" office:value-type="float" office:value="3.0869013168E+026" calcext:value-type="float">
            <text:p>3.0869013168E+026</text:p>
          </table:table-cell>
          <table:table-cell table:formula="of:=GUESSRATE*[.$E$79]*[.Q125]+[.P126]" office:value-type="float" office:value="6.18590812896E+026" calcext:value-type="float">
            <text:p>6.18590812896E+026</text:p>
          </table:table-cell>
          <table:table-cell table:formula="of:=GUESSRATE*[.$E$79]*[.R125]+[.Q126]" office:value-type="float" office:value="1.238392175328E+027" calcext:value-type="float">
            <text:p>1.238392175328E+027</text:p>
          </table:table-cell>
          <table:table-cell table:formula="of:=GUESSRATE*[.$E$79]*[.S125]+[.R126]" office:value-type="float" office:value="2.477994900192E+027" calcext:value-type="float">
            <text:p>2.477994900192E+027</text:p>
          </table:table-cell>
          <table:table-cell table:formula="of:=GUESSRATE*[.$E$79]*[.T125]+[.S126]" office:value-type="float" office:value="4.95720034992E+027" calcext:value-type="float">
            <text:p>4.95720034992E+027</text:p>
          </table:table-cell>
          <table:table-cell table:formula="of:=GUESSRATE*[.$E$79]*[.U125]+[.T126]" office:value-type="float" office:value="9.915611249376E+027" calcext:value-type="float">
            <text:p>9.915611249376E+027</text:p>
          </table:table-cell>
          <table:table-cell table:formula="of:=GUESSRATE*[.$E$79]*[.V125]+[.U126]" office:value-type="float" office:value="1.9832433048288E+028" calcext:value-type="float">
            <text:p>1.9832433048288E+028</text:p>
          </table:table-cell>
          <table:table-cell table:formula="of:=GUESSRATE*[.$E$79]*[.W125]+[.V126]" office:value-type="float" office:value="3.9666076646112E+028" calcext:value-type="float">
            <text:p>3.9666076646112E+028</text:p>
          </table:table-cell>
          <table:table-cell table:formula="of:=GUESSRATE*[.$E$79]*[.X125]+[.W126]" office:value-type="float" office:value="7.933336384176E+028" calcext:value-type="float">
            <text:p>7.933336384176E+028</text:p>
          </table:table-cell>
          <table:table-cell table:formula="of:=GUESSRATE*[.$E$79]*[.Y125]+[.X126]" office:value-type="float" office:value="1.58667938233056E+029" calcext:value-type="float">
            <text:p>1.58667938233056E+029</text:p>
          </table:table-cell>
          <table:table-cell table:formula="of:=GUESSRATE*[.$E$79]*[.Z125]+[.Y126]" office:value-type="float" office:value="3.17337087015648E+029" calcext:value-type="float">
            <text:p>3.17337087015648E+029</text:p>
          </table:table-cell>
          <table:table-cell table:formula="of:=GUESSRATE*[.$E$79]*[.AA125]+[.Z126]" office:value-type="float" office:value="6.34675384580832E+029" calcext:value-type="float">
            <text:p>6.34675384580832E+029</text:p>
          </table:table-cell>
          <table:table-cell table:formula="of:=GUESSRATE*[.$E$79]*[.AB125]+[.AA126]" office:value-type="float" office:value="1.2693519797112E+030" calcext:value-type="float">
            <text:p>1.2693519797112E+030</text:p>
          </table:table-cell>
          <table:table-cell table:formula="of:=GUESSRATE*[.$E$79]*[.AC125]+[.AB126]" office:value-type="float" office:value="2.53870516997194E+030" calcext:value-type="float">
            <text:p>2.53870516997194E+030</text:p>
          </table:table-cell>
          <table:table-cell table:formula="of:=GUESSRATE*[.$E$79]*[.AD125]+[.AC126]" office:value-type="float" office:value="5.07741155049341E+030" calcext:value-type="float">
            <text:p>5.07741155049341E+030</text:p>
          </table:table-cell>
          <table:table-cell table:formula="of:=GUESSRATE*[.$E$79]*[.AE125]+[.AD126]" office:value-type="float" office:value="1.01548243115364E+031" calcext:value-type="float">
            <text:p>1.01548243115364E+031</text:p>
          </table:table-cell>
          <table:table-cell table:formula="of:=GUESSRATE*[.$E$79]*[.AF125]+[.AE126]" office:value-type="float" office:value="2.03096498336222E+031" calcext:value-type="float">
            <text:p>2.03096498336222E+031</text:p>
          </table:table-cell>
          <table:table-cell table:formula="of:=GUESSRATE*[.$E$79]*[.AG125]+[.AF126]" office:value-type="float" office:value="4.0619300877794E+031" calcext:value-type="float">
            <text:p>4.0619300877794E+031</text:p>
          </table:table-cell>
          <table:table-cell table:formula="of:=GUESSRATE*[.$E$79]*[.AH125]+[.AG126]" office:value-type="float" office:value="8.12386029661376E+031" calcext:value-type="float">
            <text:p>8.12386029661376E+031</text:p>
          </table:table-cell>
          <table:table-cell table:formula="of:=GUESSRATE*[.$E$79]*[.AI125]+[.AH126]" office:value-type="float" office:value="1.62477207142825E+032" calcext:value-type="float">
            <text:p>1.62477207142825E+032</text:p>
          </table:table-cell>
          <table:table-cell table:formula="of:=GUESSRATE*[.$E$79]*[.AJ125]+[.AI126]" office:value-type="float" office:value="3.24954415496199E+032" calcext:value-type="float">
            <text:p>3.24954415496199E+032</text:p>
          </table:table-cell>
          <table:table-cell table:formula="of:=GUESSRATE*[.$E$79]*[.AK125]+[.AJ126]" office:value-type="float" office:value="6.49908832202947E+032" calcext:value-type="float">
            <text:p>6.49908832202947E+032</text:p>
          </table:table-cell>
          <table:table-cell table:formula="of:=GUESSRATE*[.$E$79]*[.AL125]+[.AK126]" office:value-type="float" office:value="1.29981766561644E+033" calcext:value-type="float">
            <text:p>1.29981766561644E+033</text:p>
          </table:table-cell>
          <table:table-cell table:formula="of:=GUESSRATE*[.$E$79]*[.AM125]+[.AL126]" office:value-type="float" office:value="2.59963533244344E+033" calcext:value-type="float">
            <text:p>2.59963533244344E+033</text:p>
          </table:table-cell>
          <table:table-cell table:formula="of:=GUESSRATE*[.$E$79]*[.AN125]+[.AM126]" office:value-type="float" office:value="5.19927066609743E+033" calcext:value-type="float">
            <text:p>5.19927066609743E+033</text:p>
          </table:table-cell>
          <table:table-cell table:formula="of:=GUESSRATE*[.$E$79]*[.AO125]+[.AN126]" office:value-type="float" office:value="1.03985413334054E+034" calcext:value-type="float">
            <text:p>1.03985413334054E+034</text:p>
          </table:table-cell>
          <table:table-cell table:formula="of:=GUESSRATE*[.$E$79]*[.AP125]+[.AO126]" office:value-type="float" office:value="2.07970826680214E+034" calcext:value-type="float">
            <text:p>2.07970826680214E+03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emaining Space</text:p>
          </table:table-cell>
          <table:table-cell table:formula="of:=MAX(TOTALSPACE-[.I126];0)" office:value-type="float" office:value="1.11912198986575E+025" calcext:value-type="float">
            <text:p>1.11912198986575E+025</text:p>
          </table:table-cell>
          <table:table-cell table:formula="of:=MAX(TOTALSPACE-[.J126];0)" office:value-type="float" office:value="8.77012082665753E+024" calcext:value-type="float">
            <text:p>8.77012082665753E+024</text:p>
          </table:table-cell>
          <table:table-cell table:formula="of:=MAX(TOTALSPACE-[.K126];0)" office:value-type="float" office:value="3.92792268265753E+024" calcext:value-type="float">
            <text:p>3.92792268265753E+024</text:p>
          </table:table-cell>
          <table:table-cell table:formula="of:=MAX(TOTALSPACE-[.L126];0)" office:value-type="float" office:value="0" calcext:value-type="float">
            <text:p>0</text:p>
          </table:table-cell>
          <table:table-cell table:formula="of:=MAX(TOTALSPACE-[.M126];0)" office:value-type="float" office:value="0" calcext:value-type="float">
            <text:p>0</text:p>
          </table:table-cell>
          <table:table-cell table:formula="of:=MAX(TOTALSPACE-[.N126];0)" office:value-type="float" office:value="0" calcext:value-type="float">
            <text:p>0</text:p>
          </table:table-cell>
          <table:table-cell table:formula="of:=MAX(TOTALSPACE-[.O126];0)" office:value-type="float" office:value="0" calcext:value-type="float">
            <text:p>0</text:p>
          </table:table-cell>
          <table:table-cell table:formula="of:=MAX(TOTALSPACE-[.P126];0)" office:value-type="float" office:value="0" calcext:value-type="float">
            <text:p>0</text:p>
          </table:table-cell>
          <table:table-cell table:formula="of:=MAX(TOTALSPACE-[.Q126];0)" office:value-type="float" office:value="0" calcext:value-type="float">
            <text:p>0</text:p>
          </table:table-cell>
          <table:table-cell table:formula="of:=MAX(TOTALSPACE-[.R126];0)" office:value-type="float" office:value="0" calcext:value-type="float">
            <text:p>0</text:p>
          </table:table-cell>
          <table:table-cell table:formula="of:=MAX(TOTALSPACE-[.S126];0)" office:value-type="float" office:value="0" calcext:value-type="float">
            <text:p>0</text:p>
          </table:table-cell>
          <table:table-cell table:formula="of:=MAX(TOTALSPACE-[.T126];0)" office:value-type="float" office:value="0" calcext:value-type="float">
            <text:p>0</text:p>
          </table:table-cell>
          <table:table-cell table:formula="of:=MAX(TOTALSPACE-[.U126];0)" office:value-type="float" office:value="0" calcext:value-type="float">
            <text:p>0</text:p>
          </table:table-cell>
          <table:table-cell table:formula="of:=MAX(TOTALSPACE-[.V126];0)" office:value-type="float" office:value="0" calcext:value-type="float">
            <text:p>0</text:p>
          </table:table-cell>
          <table:table-cell table:formula="of:=MAX(TOTALSPACE-[.W126];0)" office:value-type="float" office:value="0" calcext:value-type="float">
            <text:p>0</text:p>
          </table:table-cell>
          <table:table-cell table:formula="of:=MAX(TOTALSPACE-[.X126];0)" office:value-type="float" office:value="0" calcext:value-type="float">
            <text:p>0</text:p>
          </table:table-cell>
          <table:table-cell table:formula="of:=MAX(TOTALSPACE-[.Y126];0)" office:value-type="float" office:value="0" calcext:value-type="float">
            <text:p>0</text:p>
          </table:table-cell>
          <table:table-cell table:formula="of:=MAX(TOTALSPACE-[.Z126];0)" office:value-type="float" office:value="0" calcext:value-type="float">
            <text:p>0</text:p>
          </table:table-cell>
          <table:table-cell table:formula="of:=MAX(TOTALSPACE-[.AA126];0)" office:value-type="float" office:value="0" calcext:value-type="float">
            <text:p>0</text:p>
          </table:table-cell>
          <table:table-cell table:formula="of:=MAX(TOTALSPACE-[.AB126];0)" office:value-type="float" office:value="0" calcext:value-type="float">
            <text:p>0</text:p>
          </table:table-cell>
          <table:table-cell table:formula="of:=MAX(TOTALSPACE-[.AC126];0)" office:value-type="float" office:value="0" calcext:value-type="float">
            <text:p>0</text:p>
          </table:table-cell>
          <table:table-cell table:formula="of:=MAX(TOTALSPACE-[.AD126];0)" office:value-type="float" office:value="0" calcext:value-type="float">
            <text:p>0</text:p>
          </table:table-cell>
          <table:table-cell table:formula="of:=MAX(TOTALSPACE-[.AE126];0)" office:value-type="float" office:value="0" calcext:value-type="float">
            <text:p>0</text:p>
          </table:table-cell>
          <table:table-cell table:formula="of:=MAX(TOTALSPACE-[.AF126];0)" office:value-type="float" office:value="0" calcext:value-type="float">
            <text:p>0</text:p>
          </table:table-cell>
          <table:table-cell table:formula="of:=MAX(TOTALSPACE-[.AG126];0)" office:value-type="float" office:value="0" calcext:value-type="float">
            <text:p>0</text:p>
          </table:table-cell>
          <table:table-cell table:formula="of:=MAX(TOTALSPACE-[.AH126];0)" office:value-type="float" office:value="0" calcext:value-type="float">
            <text:p>0</text:p>
          </table:table-cell>
          <table:table-cell table:formula="of:=MAX(TOTALSPACE-[.AI126];0)" office:value-type="float" office:value="0" calcext:value-type="float">
            <text:p>0</text:p>
          </table:table-cell>
          <table:table-cell table:formula="of:=MAX(TOTALSPACE-[.AJ126];0)" office:value-type="float" office:value="0" calcext:value-type="float">
            <text:p>0</text:p>
          </table:table-cell>
          <table:table-cell table:formula="of:=MAX(TOTALSPACE-[.AK126];0)" office:value-type="float" office:value="0" calcext:value-type="float">
            <text:p>0</text:p>
          </table:table-cell>
          <table:table-cell table:formula="of:=MAX(TOTALSPACE-[.AL126];0)" office:value-type="float" office:value="0" calcext:value-type="float">
            <text:p>0</text:p>
          </table:table-cell>
          <table:table-cell table:formula="of:=MAX(TOTALSPACE-[.AM126];0)" office:value-type="float" office:value="0" calcext:value-type="float">
            <text:p>0</text:p>
          </table:table-cell>
          <table:table-cell table:formula="of:=MAX(TOTALSPACE-[.AN126];0)" office:value-type="float" office:value="0" calcext:value-type="float">
            <text:p>0</text:p>
          </table:table-cell>
          <table:table-cell table:formula="of:=MAX(TOTALSPACE-[.AO126];0)" office:value-type="float" office:value="0" calcext:value-type="float">
            <text:p>0</text:p>
          </table:table-cell>
          <table:table-cell table:formula="of:=MAX(TOTALSPACE-[.AP126];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econds Remainder,s</text:p>
          </table:table-cell>
          <table:table-cell table:formula="of:=[.I127]/(GUESSRATE*[.I125])" office:value-type="float" office:value="291741916.023397" calcext:value-type="float">
            <text:p>291741916.023397</text:p>
          </table:table-cell>
          <table:table-cell table:formula="of:=[.J127]/(GUESSRATE*[.J125])" office:value-type="float" office:value="114313358.011699" calcext:value-type="float">
            <text:p>114313358.011699</text:p>
          </table:table-cell>
          <table:table-cell table:formula="of:=[.K127]/(GUESSRATE*[.K125])" office:value-type="float" office:value="25599079.0058494" calcext:value-type="float">
            <text:p>25599079.0058494</text:p>
          </table:table-cell>
          <table:table-cell table:formula="of:=[.L127]/(GUESSRATE*[.L125])" office:value-type="float" office:value="0" calcext:value-type="float">
            <text:p>0</text:p>
          </table:table-cell>
          <table:table-cell table:formula="of:=[.M127]/(GUESSRATE*[.M125])" office:value-type="float" office:value="0" calcext:value-type="float">
            <text:p>0</text:p>
          </table:table-cell>
          <table:table-cell table:formula="of:=[.N127]/(GUESSRATE*[.N125])" office:value-type="float" office:value="0" calcext:value-type="float">
            <text:p>0</text:p>
          </table:table-cell>
          <table:table-cell table:formula="of:=[.O127]/(GUESSRATE*[.O125])" office:value-type="float" office:value="0" calcext:value-type="float">
            <text:p>0</text:p>
          </table:table-cell>
          <table:table-cell table:formula="of:=[.P127]/(GUESSRATE*[.P125])" office:value-type="float" office:value="0" calcext:value-type="float">
            <text:p>0</text:p>
          </table:table-cell>
          <table:table-cell table:formula="of:=[.Q127]/(GUESSRATE*[.Q125])" office:value-type="float" office:value="0" calcext:value-type="float">
            <text:p>0</text:p>
          </table:table-cell>
          <table:table-cell table:formula="of:=[.R127]/(GUESSRATE*[.R125])" office:value-type="float" office:value="0" calcext:value-type="float">
            <text:p>0</text:p>
          </table:table-cell>
          <table:table-cell table:formula="of:=[.S127]/(GUESSRATE*[.S125])" office:value-type="float" office:value="0" calcext:value-type="float">
            <text:p>0</text:p>
          </table:table-cell>
          <table:table-cell table:formula="of:=[.T127]/(GUESSRATE*[.T125])" office:value-type="float" office:value="0" calcext:value-type="float">
            <text:p>0</text:p>
          </table:table-cell>
          <table:table-cell table:formula="of:=[.U127]/(GUESSRATE*[.U125])" office:value-type="float" office:value="0" calcext:value-type="float">
            <text:p>0</text:p>
          </table:table-cell>
          <table:table-cell table:formula="of:=[.V127]/(GUESSRATE*[.V125])" office:value-type="float" office:value="0" calcext:value-type="float">
            <text:p>0</text:p>
          </table:table-cell>
          <table:table-cell table:formula="of:=[.W127]/(GUESSRATE*[.W125])" office:value-type="float" office:value="0" calcext:value-type="float">
            <text:p>0</text:p>
          </table:table-cell>
          <table:table-cell table:formula="of:=[.X127]/(GUESSRATE*[.X125])" office:value-type="float" office:value="0" calcext:value-type="float">
            <text:p>0</text:p>
          </table:table-cell>
          <table:table-cell table:formula="of:=[.Y127]/(GUESSRATE*[.Y125])" office:value-type="float" office:value="0" calcext:value-type="float">
            <text:p>0</text:p>
          </table:table-cell>
          <table:table-cell table:formula="of:=[.Z127]/(GUESSRATE*[.Z125])" office:value-type="float" office:value="0" calcext:value-type="float">
            <text:p>0</text:p>
          </table:table-cell>
          <table:table-cell table:formula="of:=[.AA127]/(GUESSRATE*[.AA125])" office:value-type="float" office:value="0" calcext:value-type="float">
            <text:p>0</text:p>
          </table:table-cell>
          <table:table-cell table:formula="of:=[.AB127]/(GUESSRATE*[.AB125])" office:value-type="float" office:value="0" calcext:value-type="float">
            <text:p>0</text:p>
          </table:table-cell>
          <table:table-cell table:formula="of:=[.AC127]/(GUESSRATE*[.AC125])" office:value-type="float" office:value="0" calcext:value-type="float">
            <text:p>0</text:p>
          </table:table-cell>
          <table:table-cell table:formula="of:=[.AD127]/(GUESSRATE*[.AD125])" office:value-type="float" office:value="0" calcext:value-type="float">
            <text:p>0</text:p>
          </table:table-cell>
          <table:table-cell table:formula="of:=[.AE127]/(GUESSRATE*[.AE125])" office:value-type="float" office:value="0" calcext:value-type="float">
            <text:p>0</text:p>
          </table:table-cell>
          <table:table-cell table:formula="of:=[.AF127]/(GUESSRATE*[.AF125])" office:value-type="float" office:value="0" calcext:value-type="float">
            <text:p>0</text:p>
          </table:table-cell>
          <table:table-cell table:formula="of:=[.AG127]/(GUESSRATE*[.AG125])" office:value-type="float" office:value="0" calcext:value-type="float">
            <text:p>0</text:p>
          </table:table-cell>
          <table:table-cell table:formula="of:=[.AH127]/(GUESSRATE*[.AH125])" office:value-type="float" office:value="0" calcext:value-type="float">
            <text:p>0</text:p>
          </table:table-cell>
          <table:table-cell table:formula="of:=[.AI127]/(GUESSRATE*[.AI125])" office:value-type="float" office:value="0" calcext:value-type="float">
            <text:p>0</text:p>
          </table:table-cell>
          <table:table-cell table:formula="of:=[.AJ127]/(GUESSRATE*[.AJ125])" office:value-type="float" office:value="0" calcext:value-type="float">
            <text:p>0</text:p>
          </table:table-cell>
          <table:table-cell table:formula="of:=[.AK127]/(GUESSRATE*[.AK125])" office:value-type="float" office:value="0" calcext:value-type="float">
            <text:p>0</text:p>
          </table:table-cell>
          <table:table-cell table:formula="of:=[.AL127]/(GUESSRATE*[.AL125])" office:value-type="float" office:value="0" calcext:value-type="float">
            <text:p>0</text:p>
          </table:table-cell>
          <table:table-cell table:formula="of:=[.AM127]/(GUESSRATE*[.AM125])" office:value-type="float" office:value="0" calcext:value-type="float">
            <text:p>0</text:p>
          </table:table-cell>
          <table:table-cell table:formula="of:=[.AN127]/(GUESSRATE*[.AN125])" office:value-type="float" office:value="0" calcext:value-type="float">
            <text:p>0</text:p>
          </table:table-cell>
          <table:table-cell table:formula="of:=[.AO127]/(GUESSRATE*[.AO125])" office:value-type="float" office:value="0" calcext:value-type="float">
            <text:p>0</text:p>
          </table:table-cell>
          <table:table-cell table:formula="of:=[.AP127]/(GUESSRATE*[.AP12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otal Time at current rate,s</text:p>
          </table:table-cell>
          <table:table-cell table:formula="of:=IF([.I128]&gt;0;[.$E$79]*[.I123]+[.I128];&quot;&quot;)" office:value-type="float" office:value="291741916.023397" calcext:value-type="float">
            <text:p>291741916.023397</text:p>
          </table:table-cell>
          <table:table-cell table:formula="of:=IF([.J128]&gt;0;[.$E$79]*[.J123]+[.J128];&quot;&quot;)" office:value-type="float" office:value="145870958.011699" calcext:value-type="float">
            <text:p>145870958.011699</text:p>
          </table:table-cell>
          <table:table-cell table:formula="of:=IF([.K128]&gt;0;[.$E$79]*[.K123]+[.K128];&quot;&quot;)" office:value-type="float" office:value="88714279.0058494" calcext:value-type="float">
            <text:p>88714279.0058494</text:p>
          </table:table-cell>
          <table:table-cell table:formula="of:=IF([.L128]&gt;0;[.$E$79]*[.L123]+[.L128];&quot;&quot;)">
            <text:p/>
          </table:table-cell>
          <table:table-cell table:formula="of:=IF([.M128]&gt;0;[.$E$79]*[.M123]+[.M128];&quot;&quot;)">
            <text:p/>
          </table:table-cell>
          <table:table-cell table:formula="of:=IF([.N128]&gt;0;[.$E$79]*[.N123]+[.N128];&quot;&quot;)">
            <text:p/>
          </table:table-cell>
          <table:table-cell table:formula="of:=IF([.O128]&gt;0;[.$E$79]*[.O123]+[.O128];&quot;&quot;)">
            <text:p/>
          </table:table-cell>
          <table:table-cell table:formula="of:=IF([.P128]&gt;0;[.$E$79]*[.P123]+[.P128];&quot;&quot;)">
            <text:p/>
          </table:table-cell>
          <table:table-cell table:formula="of:=IF([.Q128]&gt;0;[.$E$79]*[.Q123]+[.Q128];&quot;&quot;)">
            <text:p/>
          </table:table-cell>
          <table:table-cell table:formula="of:=IF([.R128]&gt;0;[.$E$79]*[.R123]+[.R128];&quot;&quot;)">
            <text:p/>
          </table:table-cell>
          <table:table-cell table:formula="of:=IF([.S128]&gt;0;[.$E$79]*[.S123]+[.S128];&quot;&quot;)">
            <text:p/>
          </table:table-cell>
          <table:table-cell table:formula="of:=IF([.T128]&gt;0;[.$E$79]*[.T123]+[.T128];&quot;&quot;)">
            <text:p/>
          </table:table-cell>
          <table:table-cell table:formula="of:=IF([.U128]&gt;0;[.$E$79]*[.U123]+[.U128];&quot;&quot;)">
            <text:p/>
          </table:table-cell>
          <table:table-cell table:formula="of:=IF([.V128]&gt;0;[.$E$79]*[.V123]+[.V128];&quot;&quot;)">
            <text:p/>
          </table:table-cell>
          <table:table-cell table:formula="of:=IF([.W128]&gt;0;[.$E$79]*[.W123]+[.W128];&quot;&quot;)">
            <text:p/>
          </table:table-cell>
          <table:table-cell table:formula="of:=IF([.X128]&gt;0;[.$E$79]*[.X123]+[.X128];&quot;&quot;)">
            <text:p/>
          </table:table-cell>
          <table:table-cell table:formula="of:=IF([.Y128]&gt;0;[.$E$79]*[.Y123]+[.Y128];&quot;&quot;)">
            <text:p/>
          </table:table-cell>
          <table:table-cell table:formula="of:=IF([.Z128]&gt;0;[.$E$79]*[.Z123]+[.Z128];&quot;&quot;)">
            <text:p/>
          </table:table-cell>
          <table:table-cell table:formula="of:=IF([.AA128]&gt;0;[.$E$79]*[.AA123]+[.AA128];&quot;&quot;)">
            <text:p/>
          </table:table-cell>
          <table:table-cell table:formula="of:=IF([.AB128]&gt;0;[.$E$79]*[.AB123]+[.AB128];&quot;&quot;)">
            <text:p/>
          </table:table-cell>
          <table:table-cell table:formula="of:=IF([.AC128]&gt;0;[.$E$79]*[.AC123]+[.AC128];&quot;&quot;)">
            <text:p/>
          </table:table-cell>
          <table:table-cell table:formula="of:=IF([.AD128]&gt;0;[.$E$79]*[.AD123]+[.AD128];&quot;&quot;)">
            <text:p/>
          </table:table-cell>
          <table:table-cell table:formula="of:=IF([.AE128]&gt;0;[.$E$79]*[.AE123]+[.AE128];&quot;&quot;)">
            <text:p/>
          </table:table-cell>
          <table:table-cell table:formula="of:=IF([.AF128]&gt;0;[.$E$79]*[.AF123]+[.AF128];&quot;&quot;)">
            <text:p/>
          </table:table-cell>
          <table:table-cell table:formula="of:=IF([.AG128]&gt;0;[.$E$79]*[.AG123]+[.AG128];&quot;&quot;)">
            <text:p/>
          </table:table-cell>
          <table:table-cell table:formula="of:=IF([.AH128]&gt;0;[.$E$79]*[.AH123]+[.AH128];&quot;&quot;)">
            <text:p/>
          </table:table-cell>
          <table:table-cell table:formula="of:=IF([.AI128]&gt;0;[.$E$79]*[.AI123]+[.AI128];&quot;&quot;)">
            <text:p/>
          </table:table-cell>
          <table:table-cell table:formula="of:=IF([.AJ128]&gt;0;[.$E$79]*[.AJ123]+[.AJ128];&quot;&quot;)">
            <text:p/>
          </table:table-cell>
          <table:table-cell table:formula="of:=IF([.AK128]&gt;0;[.$E$79]*[.AK123]+[.AK128];&quot;&quot;)">
            <text:p/>
          </table:table-cell>
          <table:table-cell table:formula="of:=IF([.AL128]&gt;0;[.$E$79]*[.AL123]+[.AL128];&quot;&quot;)">
            <text:p/>
          </table:table-cell>
          <table:table-cell table:formula="of:=IF([.AM128]&gt;0;[.$E$79]*[.AM123]+[.AM128];&quot;&quot;)">
            <text:p/>
          </table:table-cell>
          <table:table-cell table:formula="of:=IF([.AN128]&gt;0;[.$E$79]*[.AN123]+[.AN128];&quot;&quot;)">
            <text:p/>
          </table:table-cell>
          <table:table-cell table:formula="of:=IF([.AO128]&gt;0;[.$E$79]*[.AO123]+[.AO128];&quot;&quot;)">
            <text:p/>
          </table:table-cell>
          <table:table-cell table:formula="of:=IF([.AP128]&gt;0;[.$E$79]*[.AP123]+[.AP128];&quot;&quot;)">
            <text:p/>
          </table:table-cell>
        </table:table-row>
        <table:table-row table:style-name="ro1">
          <table:table-cell table:number-columns-repeated="7"/>
          <table:table-cell office:value-type="string" calcext:value-type="string">
            <text:p>Time elapsed</text:p>
          </table:table-cell>
          <table:table-cell table:formula="of:=IF([.I127]&gt;0;[.I123]*[.$E$79];[.H129])" office:value-type="float" office:value="0" calcext:value-type="float">
            <text:p>0</text:p>
          </table:table-cell>
          <table:table-cell table:formula="of:=IF([.J127]&gt;0;[.J123]*[.$E$79];[.I129])" office:value-type="float" office:value="31557600" calcext:value-type="float">
            <text:p>31557600</text:p>
          </table:table-cell>
          <table:table-cell table:formula="of:=IF([.K127]&gt;0;[.K123]*[.$E$79];[.J129])" office:value-type="float" office:value="63115200" calcext:value-type="float">
            <text:p>63115200</text:p>
          </table:table-cell>
          <table:table-cell table:formula="of:=IF([.L127]&gt;0;[.L123]*[.$E$79];[.K129])" office:value-type="float" office:value="88714279.0058494" calcext:value-type="float">
            <text:p>88714279.0058494</text:p>
          </table:table-cell>
          <table:table-cell table:formula="of:=IF([.M127]&gt;0;[.M123]*[.$E$79];[.L129])">
            <text:p/>
          </table:table-cell>
          <table:table-cell table:formula="of:=IF([.N127]&gt;0;[.N123]*[.$E$79];[.M129])">
            <text:p/>
          </table:table-cell>
          <table:table-cell table:formula="of:=IF([.O127]&gt;0;[.O123]*[.$E$79];[.N129])">
            <text:p/>
          </table:table-cell>
          <table:table-cell table:formula="of:=IF([.P127]&gt;0;[.P123]*[.$E$79];[.O129])">
            <text:p/>
          </table:table-cell>
          <table:table-cell table:formula="of:=IF([.Q127]&gt;0;[.Q123]*[.$E$79];[.P129])">
            <text:p/>
          </table:table-cell>
          <table:table-cell table:formula="of:=IF([.R127]&gt;0;[.R123]*[.$E$79];[.Q129])">
            <text:p/>
          </table:table-cell>
          <table:table-cell table:formula="of:=IF([.S127]&gt;0;[.S123]*[.$E$79];[.R129])">
            <text:p/>
          </table:table-cell>
          <table:table-cell table:formula="of:=IF([.T127]&gt;0;[.T123]*[.$E$79];[.S129])">
            <text:p/>
          </table:table-cell>
          <table:table-cell table:formula="of:=IF([.U127]&gt;0;[.U123]*[.$E$79];[.T129])">
            <text:p/>
          </table:table-cell>
          <table:table-cell table:formula="of:=IF([.V127]&gt;0;[.V123]*[.$E$79];[.U129])">
            <text:p/>
          </table:table-cell>
          <table:table-cell table:formula="of:=IF([.W127]&gt;0;[.W123]*[.$E$79];[.V129])">
            <text:p/>
          </table:table-cell>
          <table:table-cell table:formula="of:=IF([.X127]&gt;0;[.X123]*[.$E$79];[.W129])">
            <text:p/>
          </table:table-cell>
          <table:table-cell table:formula="of:=IF([.Y127]&gt;0;[.Y123]*[.$E$79];[.X129])">
            <text:p/>
          </table:table-cell>
          <table:table-cell table:formula="of:=IF([.Z127]&gt;0;[.Z123]*[.$E$79];[.Y129])">
            <text:p/>
          </table:table-cell>
          <table:table-cell table:formula="of:=IF([.AA127]&gt;0;[.AA123]*[.$E$79];[.Z129])">
            <text:p/>
          </table:table-cell>
          <table:table-cell table:formula="of:=IF([.AB127]&gt;0;[.AB123]*[.$E$79];[.AA129])">
            <text:p/>
          </table:table-cell>
          <table:table-cell table:formula="of:=IF([.AC127]&gt;0;[.AC123]*[.$E$79];[.AB129])">
            <text:p/>
          </table:table-cell>
          <table:table-cell table:formula="of:=IF([.AD127]&gt;0;[.AD123]*[.$E$79];[.AC129])">
            <text:p/>
          </table:table-cell>
          <table:table-cell table:formula="of:=IF([.AE127]&gt;0;[.AE123]*[.$E$79];[.AD129])">
            <text:p/>
          </table:table-cell>
          <table:table-cell table:formula="of:=IF([.AF127]&gt;0;[.AF123]*[.$E$79];[.AE129])">
            <text:p/>
          </table:table-cell>
          <table:table-cell table:formula="of:=IF([.AG127]&gt;0;[.AG123]*[.$E$79];[.AF129])">
            <text:p/>
          </table:table-cell>
          <table:table-cell table:formula="of:=IF([.AH127]&gt;0;[.AH123]*[.$E$79];[.AG129])">
            <text:p/>
          </table:table-cell>
          <table:table-cell table:formula="of:=IF([.AI127]&gt;0;[.AI123]*[.$E$79];[.AH129])">
            <text:p/>
          </table:table-cell>
          <table:table-cell table:formula="of:=IF([.AJ127]&gt;0;[.AJ123]*[.$E$79];[.AI129])">
            <text:p/>
          </table:table-cell>
          <table:table-cell table:formula="of:=IF([.AK127]&gt;0;[.AK123]*[.$E$79];[.AJ129])">
            <text:p/>
          </table:table-cell>
          <table:table-cell table:formula="of:=IF([.AL127]&gt;0;[.AL123]*[.$E$79];[.AK129])">
            <text:p/>
          </table:table-cell>
          <table:table-cell table:formula="of:=IF([.AM127]&gt;0;[.AM123]*[.$E$79];[.AL129])">
            <text:p/>
          </table:table-cell>
          <table:table-cell table:formula="of:=IF([.AN127]&gt;0;[.AN123]*[.$E$79];[.AM129])">
            <text:p/>
          </table:table-cell>
          <table:table-cell table:formula="of:=IF([.AO127]&gt;0;[.AO123]*[.$E$79];[.AN129])">
            <text:p/>
          </table:table-cell>
          <table:table-cell table:formula="of:=IF([.AP127]&gt;0;[.AP123]*[.$E$79];[.AO129])">
            <text:p/>
          </table:table-cell>
        </table:table-row>
        <table:table-row table:style-name="ro1">
          <table:table-cell table:number-columns-repeated="7"/>
          <table:table-cell office:value-type="string" calcext:value-type="string">
            <text:p>Time elapsed (years)</text:p>
          </table:table-cell>
          <table:table-cell table:formula="of:=IF([.I130]=&quot;&quot;;&quot;&quot;;[.I130]/YEARS)" office:value-type="float" office:value="0" calcext:value-type="float">
            <text:p>0</text:p>
          </table:table-cell>
          <table:table-cell table:formula="of:=IF([.J130]=&quot;&quot;;&quot;&quot;;[.J130]/YEARS)" office:value-type="float" office:value="1" calcext:value-type="float">
            <text:p>1</text:p>
          </table:table-cell>
          <table:table-cell table:formula="of:=IF([.K130]=&quot;&quot;;&quot;&quot;;[.K130]/YEARS)" office:value-type="float" office:value="2" calcext:value-type="float">
            <text:p>2</text:p>
          </table:table-cell>
          <table:table-cell table:formula="of:=IF([.L130]=&quot;&quot;;&quot;&quot;;[.L130]/YEARS)" office:value-type="float" office:value="2.81118586349562" calcext:value-type="float">
            <text:p>2.81118586349562</text:p>
          </table:table-cell>
          <table:table-cell table:formula="of:=IF([.M130]=&quot;&quot;;&quot;&quot;;[.M130]/YEARS)">
            <text:p/>
          </table:table-cell>
          <table:table-cell table:formula="of:=IF([.N130]=&quot;&quot;;&quot;&quot;;[.N130]/YEARS)">
            <text:p/>
          </table:table-cell>
          <table:table-cell table:formula="of:=IF([.O130]=&quot;&quot;;&quot;&quot;;[.O130]/YEARS)">
            <text:p/>
          </table:table-cell>
          <table:table-cell table:formula="of:=IF([.P130]=&quot;&quot;;&quot;&quot;;[.P130]/YEARS)">
            <text:p/>
          </table:table-cell>
          <table:table-cell table:formula="of:=IF([.Q130]=&quot;&quot;;&quot;&quot;;[.Q130]/YEARS)">
            <text:p/>
          </table:table-cell>
          <table:table-cell table:formula="of:=IF([.R130]=&quot;&quot;;&quot;&quot;;[.R130]/YEARS)">
            <text:p/>
          </table:table-cell>
          <table:table-cell table:formula="of:=IF([.S130]=&quot;&quot;;&quot;&quot;;[.S130]/YEARS)">
            <text:p/>
          </table:table-cell>
          <table:table-cell table:formula="of:=IF([.T130]=&quot;&quot;;&quot;&quot;;[.T130]/YEARS)">
            <text:p/>
          </table:table-cell>
          <table:table-cell table:formula="of:=IF([.U130]=&quot;&quot;;&quot;&quot;;[.U130]/YEARS)">
            <text:p/>
          </table:table-cell>
          <table:table-cell table:formula="of:=IF([.V130]=&quot;&quot;;&quot;&quot;;[.V130]/YEARS)">
            <text:p/>
          </table:table-cell>
          <table:table-cell table:formula="of:=IF([.W130]=&quot;&quot;;&quot;&quot;;[.W130]/YEARS)">
            <text:p/>
          </table:table-cell>
          <table:table-cell table:formula="of:=IF([.X130]=&quot;&quot;;&quot;&quot;;[.X130]/YEARS)">
            <text:p/>
          </table:table-cell>
          <table:table-cell table:formula="of:=IF([.Y130]=&quot;&quot;;&quot;&quot;;[.Y130]/YEARS)">
            <text:p/>
          </table:table-cell>
          <table:table-cell table:formula="of:=IF([.Z130]=&quot;&quot;;&quot;&quot;;[.Z130]/YEARS)">
            <text:p/>
          </table:table-cell>
          <table:table-cell table:formula="of:=IF([.AA130]=&quot;&quot;;&quot;&quot;;[.AA130]/YEARS)">
            <text:p/>
          </table:table-cell>
          <table:table-cell table:formula="of:=IF([.AB130]=&quot;&quot;;&quot;&quot;;[.AB130]/YEARS)">
            <text:p/>
          </table:table-cell>
          <table:table-cell table:formula="of:=IF([.AC130]=&quot;&quot;;&quot;&quot;;[.AC130]/YEARS)">
            <text:p/>
          </table:table-cell>
          <table:table-cell table:formula="of:=IF([.AD130]=&quot;&quot;;&quot;&quot;;[.AD130]/YEARS)">
            <text:p/>
          </table:table-cell>
          <table:table-cell table:formula="of:=IF([.AE130]=&quot;&quot;;&quot;&quot;;[.AE130]/YEARS)">
            <text:p/>
          </table:table-cell>
          <table:table-cell table:formula="of:=IF([.AF130]=&quot;&quot;;&quot;&quot;;[.AF130]/YEARS)">
            <text:p/>
          </table:table-cell>
          <table:table-cell table:formula="of:=IF([.AG130]=&quot;&quot;;&quot;&quot;;[.AG130]/YEARS)">
            <text:p/>
          </table:table-cell>
          <table:table-cell table:formula="of:=IF([.AH130]=&quot;&quot;;&quot;&quot;;[.AH130]/YEARS)">
            <text:p/>
          </table:table-cell>
          <table:table-cell table:formula="of:=IF([.AI130]=&quot;&quot;;&quot;&quot;;[.AI130]/YEARS)">
            <text:p/>
          </table:table-cell>
          <table:table-cell table:formula="of:=IF([.AJ130]=&quot;&quot;;&quot;&quot;;[.AJ130]/YEARS)">
            <text:p/>
          </table:table-cell>
          <table:table-cell table:formula="of:=IF([.AK130]=&quot;&quot;;&quot;&quot;;[.AK130]/YEARS)">
            <text:p/>
          </table:table-cell>
          <table:table-cell table:formula="of:=IF([.AL130]=&quot;&quot;;&quot;&quot;;[.AL130]/YEARS)">
            <text:p/>
          </table:table-cell>
          <table:table-cell table:formula="of:=IF([.AM130]=&quot;&quot;;&quot;&quot;;[.AM130]/YEARS)">
            <text:p/>
          </table:table-cell>
          <table:table-cell table:formula="of:=IF([.AN130]=&quot;&quot;;&quot;&quot;;[.AN130]/YEARS)">
            <text:p/>
          </table:table-cell>
          <table:table-cell table:formula="of:=IF([.AO130]=&quot;&quot;;&quot;&quot;;[.AO130]/YEARS)">
            <text:p/>
          </table:table-cell>
          <table:table-cell table:formula="of:=IF([.AP130]=&quot;&quot;;&quot;&quot;;[.AP130]/YEARS)">
            <text:p/>
          </table:table-cell>
        </table:table-row>
        <table:table-row table:style-name="ro1">
          <table:table-cell table:number-columns-repeated="7"/>
          <table:table-cell office:value-type="string" calcext:value-type="string">
            <text:p>Guess probability</text:p>
          </table:table-cell>
          <table:table-cell table:formula="of:=IF([.I130]=&quot;&quot;;&quot;&quot;;1-([.I127]/TOTALSPACE))" office:value-type="float" office:value="0.0976110338430451" calcext:value-type="float">
            <text:p>0.097611033843045</text:p>
          </table:table-cell>
          <table:table-cell table:formula="of:=IF([.J130]=&quot;&quot;;&quot;&quot;;1-([.J127]/TOTALSPACE))" office:value-type="float" office:value="0.292833101529136" calcext:value-type="float">
            <text:p>0.292833101529136</text:p>
          </table:table-cell>
          <table:table-cell table:formula="of:=IF([.K130]=&quot;&quot;;&quot;&quot;;1-([.K127]/TOTALSPACE))" office:value-type="float" office:value="0.683277236901317" calcext:value-type="float">
            <text:p>0.683277236901317</text:p>
          </table:table-cell>
          <table:table-cell table:formula="of:=IF([.L130]=&quot;&quot;;&quot;&quot;;1-([.L127]/TOTALSPACE))" office:value-type="float" office:value="1" calcext:value-type="float">
            <text:p>1</text:p>
          </table:table-cell>
          <table:table-cell table:formula="of:=IF([.M130]=&quot;&quot;;&quot;&quot;;1-([.M127]/TOTALSPACE))">
            <text:p/>
          </table:table-cell>
          <table:table-cell table:formula="of:=IF([.N130]=&quot;&quot;;&quot;&quot;;1-([.N127]/TOTALSPACE))">
            <text:p/>
          </table:table-cell>
          <table:table-cell table:formula="of:=IF([.O130]=&quot;&quot;;&quot;&quot;;1-([.O127]/TOTALSPACE))">
            <text:p/>
          </table:table-cell>
          <table:table-cell table:formula="of:=IF([.P130]=&quot;&quot;;&quot;&quot;;1-([.P127]/TOTALSPACE))">
            <text:p/>
          </table:table-cell>
          <table:table-cell table:formula="of:=IF([.Q130]=&quot;&quot;;&quot;&quot;;1-([.Q127]/TOTALSPACE))">
            <text:p/>
          </table:table-cell>
          <table:table-cell table:formula="of:=IF([.R130]=&quot;&quot;;&quot;&quot;;1-([.R127]/TOTALSPACE))">
            <text:p/>
          </table:table-cell>
          <table:table-cell table:formula="of:=IF([.S130]=&quot;&quot;;&quot;&quot;;1-([.S127]/TOTALSPACE))">
            <text:p/>
          </table:table-cell>
          <table:table-cell table:formula="of:=IF([.T130]=&quot;&quot;;&quot;&quot;;1-([.T127]/TOTALSPACE))">
            <text:p/>
          </table:table-cell>
          <table:table-cell table:formula="of:=IF([.U130]=&quot;&quot;;&quot;&quot;;1-([.U127]/TOTALSPACE))">
            <text:p/>
          </table:table-cell>
          <table:table-cell table:formula="of:=IF([.V130]=&quot;&quot;;&quot;&quot;;1-([.V127]/TOTALSPACE))">
            <text:p/>
          </table:table-cell>
          <table:table-cell table:formula="of:=IF([.W130]=&quot;&quot;;&quot;&quot;;1-([.W127]/TOTALSPACE))">
            <text:p/>
          </table:table-cell>
          <table:table-cell table:formula="of:=IF([.X130]=&quot;&quot;;&quot;&quot;;1-([.X127]/TOTALSPACE))">
            <text:p/>
          </table:table-cell>
          <table:table-cell table:formula="of:=IF([.Y130]=&quot;&quot;;&quot;&quot;;1-([.Y127]/TOTALSPACE))">
            <text:p/>
          </table:table-cell>
          <table:table-cell table:formula="of:=IF([.Z130]=&quot;&quot;;&quot;&quot;;1-([.Z127]/TOTALSPACE))">
            <text:p/>
          </table:table-cell>
          <table:table-cell table:formula="of:=IF([.AA130]=&quot;&quot;;&quot;&quot;;1-([.AA127]/TOTALSPACE))">
            <text:p/>
          </table:table-cell>
          <table:table-cell table:formula="of:=IF([.AB130]=&quot;&quot;;&quot;&quot;;1-([.AB127]/TOTALSPACE))">
            <text:p/>
          </table:table-cell>
          <table:table-cell table:formula="of:=IF([.AC130]=&quot;&quot;;&quot;&quot;;1-([.AC127]/TOTALSPACE))">
            <text:p/>
          </table:table-cell>
          <table:table-cell table:formula="of:=IF([.AD130]=&quot;&quot;;&quot;&quot;;1-([.AD127]/TOTALSPACE))">
            <text:p/>
          </table:table-cell>
          <table:table-cell table:formula="of:=IF([.AE130]=&quot;&quot;;&quot;&quot;;1-([.AE127]/TOTALSPACE))">
            <text:p/>
          </table:table-cell>
          <table:table-cell table:formula="of:=IF([.AF130]=&quot;&quot;;&quot;&quot;;1-([.AF127]/TOTALSPACE))">
            <text:p/>
          </table:table-cell>
          <table:table-cell table:formula="of:=IF([.AG130]=&quot;&quot;;&quot;&quot;;1-([.AG127]/TOTALSPACE))">
            <text:p/>
          </table:table-cell>
          <table:table-cell table:formula="of:=IF([.AH130]=&quot;&quot;;&quot;&quot;;1-([.AH127]/TOTALSPACE))">
            <text:p/>
          </table:table-cell>
          <table:table-cell table:formula="of:=IF([.AI130]=&quot;&quot;;&quot;&quot;;1-([.AI127]/TOTALSPACE))">
            <text:p/>
          </table:table-cell>
          <table:table-cell table:formula="of:=IF([.AJ130]=&quot;&quot;;&quot;&quot;;1-([.AJ127]/TOTALSPACE))">
            <text:p/>
          </table:table-cell>
          <table:table-cell table:formula="of:=IF([.AK130]=&quot;&quot;;&quot;&quot;;1-([.AK127]/TOTALSPACE))">
            <text:p/>
          </table:table-cell>
          <table:table-cell table:formula="of:=IF([.AL130]=&quot;&quot;;&quot;&quot;;1-([.AL127]/TOTALSPACE))">
            <text:p/>
          </table:table-cell>
          <table:table-cell table:formula="of:=IF([.AM130]=&quot;&quot;;&quot;&quot;;1-([.AM127]/TOTALSPACE))">
            <text:p/>
          </table:table-cell>
          <table:table-cell table:formula="of:=IF([.AN130]=&quot;&quot;;&quot;&quot;;1-([.AN127]/TOTALSPACE))">
            <text:p/>
          </table:table-cell>
          <table:table-cell table:formula="of:=IF([.AO130]=&quot;&quot;;&quot;&quot;;1-([.AO127]/TOTALSPACE))">
            <text:p/>
          </table:table-cell>
          <table:table-cell table:formula="of:=IF([.AP130]=&quot;&quot;;&quot;&quot;;1-([.AP127]/TOTALSPACE))">
            <text:p/>
          </table:table-cell>
        </table:table-row>
        <table:table-row table:style-name="ro1">
          <table:table-cell table:number-columns-repeated="7"/>
          <table:table-cell office:value-type="string" calcext:value-type="string">
            <text:p>Guess time limit</text:p>
          </table:table-cell>
          <table:table-cell table:formula="of:=IF([.I130]&gt;TIMELIMIT;&quot;&quot;;[.I132])" office:value-type="float" office:value="0.0976110338430451" calcext:value-type="float">
            <text:p>0.097611033843045</text:p>
          </table:table-cell>
          <table:table-cell table:formula="of:=IF([.J130]&gt;TIMELIMIT;&quot;&quot;;[.J132])" office:value-type="float" office:value="0.292833101529136" calcext:value-type="float">
            <text:p>0.292833101529136</text:p>
          </table:table-cell>
          <table:table-cell table:formula="of:=IF([.K130]&gt;TIMELIMIT;&quot;&quot;;[.K132])">
            <text:p/>
          </table:table-cell>
          <table:table-cell table:formula="of:=IF([.L130]&gt;TIMELIMIT;&quot;&quot;;[.L132])">
            <text:p/>
          </table:table-cell>
          <table:table-cell table:formula="of:=IF([.M130]&gt;TIMELIMIT;&quot;&quot;;[.M132])">
            <text:p/>
          </table:table-cell>
          <table:table-cell table:formula="of:=IF([.N130]&gt;TIMELIMIT;&quot;&quot;;[.N132])">
            <text:p/>
          </table:table-cell>
          <table:table-cell table:formula="of:=IF([.O130]&gt;TIMELIMIT;&quot;&quot;;[.O132])">
            <text:p/>
          </table:table-cell>
          <table:table-cell table:formula="of:=IF([.P130]&gt;TIMELIMIT;&quot;&quot;;[.P132])">
            <text:p/>
          </table:table-cell>
          <table:table-cell table:formula="of:=IF([.Q130]&gt;TIMELIMIT;&quot;&quot;;[.Q132])">
            <text:p/>
          </table:table-cell>
          <table:table-cell table:formula="of:=IF([.R130]&gt;TIMELIMIT;&quot;&quot;;[.R132])">
            <text:p/>
          </table:table-cell>
          <table:table-cell table:formula="of:=IF([.S130]&gt;TIMELIMIT;&quot;&quot;;[.S132])">
            <text:p/>
          </table:table-cell>
          <table:table-cell table:formula="of:=IF([.T130]&gt;TIMELIMIT;&quot;&quot;;[.T132])">
            <text:p/>
          </table:table-cell>
          <table:table-cell table:formula="of:=IF([.U130]&gt;TIMELIMIT;&quot;&quot;;[.U132])">
            <text:p/>
          </table:table-cell>
          <table:table-cell table:formula="of:=IF([.V130]&gt;TIMELIMIT;&quot;&quot;;[.V132])">
            <text:p/>
          </table:table-cell>
          <table:table-cell table:formula="of:=IF([.W130]&gt;TIMELIMIT;&quot;&quot;;[.W132])">
            <text:p/>
          </table:table-cell>
          <table:table-cell table:formula="of:=IF([.X130]&gt;TIMELIMIT;&quot;&quot;;[.X132])">
            <text:p/>
          </table:table-cell>
          <table:table-cell table:formula="of:=IF([.Y130]&gt;TIMELIMIT;&quot;&quot;;[.Y132])">
            <text:p/>
          </table:table-cell>
          <table:table-cell table:formula="of:=IF([.Z130]&gt;TIMELIMIT;&quot;&quot;;[.Z132])">
            <text:p/>
          </table:table-cell>
          <table:table-cell table:formula="of:=IF([.AA130]&gt;TIMELIMIT;&quot;&quot;;[.AA132])">
            <text:p/>
          </table:table-cell>
          <table:table-cell table:formula="of:=IF([.AB130]&gt;TIMELIMIT;&quot;&quot;;[.AB132])">
            <text:p/>
          </table:table-cell>
          <table:table-cell table:formula="of:=IF([.AC130]&gt;TIMELIMIT;&quot;&quot;;[.AC132])">
            <text:p/>
          </table:table-cell>
          <table:table-cell table:formula="of:=IF([.AD130]&gt;TIMELIMIT;&quot;&quot;;[.AD132])">
            <text:p/>
          </table:table-cell>
          <table:table-cell table:formula="of:=IF([.AE130]&gt;TIMELIMIT;&quot;&quot;;[.AE132])">
            <text:p/>
          </table:table-cell>
          <table:table-cell table:formula="of:=IF([.AF130]&gt;TIMELIMIT;&quot;&quot;;[.AF132])">
            <text:p/>
          </table:table-cell>
          <table:table-cell table:formula="of:=IF([.AG130]&gt;TIMELIMIT;&quot;&quot;;[.AG132])">
            <text:p/>
          </table:table-cell>
          <table:table-cell table:formula="of:=IF([.AH130]&gt;TIMELIMIT;&quot;&quot;;[.AH132])">
            <text:p/>
          </table:table-cell>
          <table:table-cell table:formula="of:=IF([.AI130]&gt;TIMELIMIT;&quot;&quot;;[.AI132])">
            <text:p/>
          </table:table-cell>
          <table:table-cell table:formula="of:=IF([.AJ130]&gt;TIMELIMIT;&quot;&quot;;[.AJ132])">
            <text:p/>
          </table:table-cell>
          <table:table-cell table:formula="of:=IF([.AK130]&gt;TIMELIMIT;&quot;&quot;;[.AK132])">
            <text:p/>
          </table:table-cell>
          <table:table-cell table:formula="of:=IF([.AL130]&gt;TIMELIMIT;&quot;&quot;;[.AL132])">
            <text:p/>
          </table:table-cell>
          <table:table-cell table:formula="of:=IF([.AM130]&gt;TIMELIMIT;&quot;&quot;;[.AM132])">
            <text:p/>
          </table:table-cell>
          <table:table-cell table:formula="of:=IF([.AN130]&gt;TIMELIMIT;&quot;&quot;;[.AN132])">
            <text:p/>
          </table:table-cell>
          <table:table-cell table:formula="of:=IF([.AO130]&gt;TIMELIMIT;&quot;&quot;;[.AO132])">
            <text:p/>
          </table:table-cell>
          <table:table-cell table:formula="of:=IF([.AP130]&gt;TIMELIMIT;&quot;&quot;;[.AP132])">
            <text:p/>
          </table:table-cell>
        </table:table-row>
        <table:table-row table:style-name="ro1">
          <table:table-cell table:style-name="ce1" office:value-type="string" calcext:value-type="string">
            <text:p>5. Password cracking economics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Hash Function</text:p>
          </table:table-cell>
          <table:table-cell office:value-type="string" calcext:value-type="string">
            <text:p>Fh (million hash/hour) [ on a 1 Ghz processor ]</text:p>
          </table:table-cell>
          <table:table-cell office:value-type="string" calcext:value-type="string">
            <text:p>Cghz (cost of renting 1GHz proc for 1 hour )</text:p>
          </table:table-cell>
          <table:table-cell office:value-type="string" calcext:value-type="string">
            <text:p>Cghz/Fh <text:s/>$/hash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SHA1</text:p>
          </table:table-cell>
          <table:table-cell office:value-type="float" office:value="576" calcext:value-type="float">
            <text:p>576</text:p>
          </table:table-cell>
          <table:table-cell table:formula="of:=[.E136]*[.C136]*1000000" office:value-type="float" office:value="0.0576" calcext:value-type="float">
            <text:p>0.0576</text:p>
          </table:table-cell>
          <table:table-cell table:style-name="ce2" office:value-type="float" office:value="0.0000000001" calcext:value-type="float">
            <text:p>1.00E-10</text:p>
          </table:table-cell>
          <table:table-cell table:number-columns-repeated="2"/>
          <table:table-cell office:value-type="string" calcext:value-type="string">
            <text:p>Moore’s law time</text:p>
          </table:table-cell>
          <table:table-cell table:formula="of:=MIN([.$A129:.$AMJ129])" office:value-type="float" office:value="88714279.0058494" calcext:value-type="float">
            <text:p>88714279.0058494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Timelimit</text:p>
          </table:table-cell>
          <table:table-cell table:formula="of:=TIMELIMIT" office:value-type="float" office:value="31557600" calcext:value-type="float">
            <text:p>31557600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float" office:value="561" calcext:value-type="float">
            <text:p>561</text:p>
          </table:table-cell>
          <table:table-cell table:formula="of:=[.E137]*[.C137]*1000000" office:value-type="float" office:value="0.06171" calcext:value-type="float">
            <text:p>0.06171</text:p>
          </table:table-cell>
          <table:table-cell table:style-name="ce2" office:value-type="float" office:value="0.00000000011" calcext:value-type="float">
            <text:p>1.10E-10</text:p>
          </table:table-cell>
          <table:table-cell table:number-columns-repeated="3"/>
          <table:table-cell table:formula="of:=MTIME/TUNIT" office:value-type="float" office:value="2.81118586349562" calcext:value-type="float">
            <text:p>2.81118586349562</text:p>
          </table:table-cell>
          <table:table-cell table:formula="of:=TU" office:value-type="string" office:string-value="years" calcext:value-type="string">
            <text:p>years</text:p>
          </table:table-cell>
          <table:table-cell/>
          <table:table-cell office:value-type="string" calcext:value-type="string">
            <text:p>Chance of %hit</text:p>
          </table:table-cell>
          <table:table-cell table:style-name="ce5" table:formula="of:=MAX([.$A133:.$AMJ133])" office:value-type="float" office:value="0.292833101529136" calcext:value-type="float">
            <text:p>0.29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BCRYPT L12</text:p>
          </table:table-cell>
          <table:table-cell table:style-name="ce2" office:value-type="float" office:value="0.0031" calcext:value-type="float">
            <text:p>3.10E-03</text:p>
          </table:table-cell>
          <table:table-cell table:formula="of:=[.E138]*[.C138]*1000000" office:value-type="float" office:value="0.06014" calcext:value-type="float">
            <text:p>0.06014</text:p>
          </table:table-cell>
          <table:table-cell table:style-name="ce2" office:value-type="float" office:value="0.0000194" calcext:value-type="float">
            <text:p>1.94E-05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BCRYPT L11</text:p>
          </table:table-cell>
          <table:table-cell table:style-name="ce2" office:value-type="float" office:value="0.0061" calcext:value-type="float">
            <text:p>6.10E-03</text:p>
          </table:table-cell>
          <table:table-cell table:formula="of:=[.E139]*[.C139]*1000000" office:value-type="float" office:value="0.05978" calcext:value-type="float">
            <text:p>0.05978</text:p>
          </table:table-cell>
          <table:table-cell table:style-name="ce2" office:value-type="float" office:value="0.0000098" calcext:value-type="float">
            <text:p>9.80E-06</text:p>
          </table:table-cell>
          <table:table-cell table:number-columns-repeated="2"/>
          <table:table-cell office:value-type="string" calcext:value-type="string">
            <text:p>Moore’s law cost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CAPTCHA</text:p>
          </table:table-cell>
          <table:table-cell table:number-columns-repeated="2"/>
          <table:table-cell table:style-name="ce2" office:value-type="float" office:value="0.0005" calcext:value-type="float">
            <text:p>5.00E-04</text:p>
          </table:table-cell>
          <table:table-cell table:number-columns-repeated="37"/>
        </table:table-row>
        <table:table-row table:style-name="ro1">
          <table:table-cell table:number-columns-repeated="7"/>
          <table:table-cell office:value-type="string" calcext:value-type="string">
            <text:p>Cost / year</text:p>
          </table:table-cell>
          <table:table-cell table:formula="of:=EYCOST" office:value-type="float" office:value="121054953600000" calcext:value-type="float">
            <text:p>121054953600000</text:p>
          </table:table-cell>
          <table:table-cell office:value-type="string" calcext:value-type="string">
            <text:p>$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Cghz = 0.06 roughly </text:p>
          </table:table-cell>
          <table:table-cell table:number-columns-repeated="5"/>
          <table:table-cell office:value-type="string" calcext:value-type="string">
            <text:p>Total Cost</text:p>
          </table:table-cell>
          <table:table-cell table:formula="of:=EYCOST*MUT" office:value-type="float" office:value="340307974266438" calcext:value-type="float">
            <text:p>340307974266438</text:p>
          </table:table-cell>
          <table:table-cell office:value-type="string" calcext:value-type="string">
            <text:p>$</text:p>
          </table:table-cell>
          <table:table-cell table:number-columns-repeated="32"/>
        </table:table-row>
        <table:table-row table:style-name="ro2">
          <table:table-cell/>
          <table:table-cell office:value-type="string" calcext:value-type="string">
            <text:p>See</text:p>
          </table:table-cell>
          <table:table-cell office:value-type="string" calcext:value-type="string">
            <text:p><text:a xlink:href="http://www.cs.cmu.edu/~jblocki/economicsOfPasswordCracking.htm" xlink:type="simple">http://www.cs.cmu.edu/~jblocki/economicsOfPasswordCracking.htm</text:a></text:p>
          </table:table-cell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for more details</text:p>
          </table:table-cell>
          <table:table-cell table:number-columns-repeated="39"/>
        </table:table-row>
        <table:table-row table:style-name="ro1" table:number-rows-repeated="4">
          <table:table-cell table:number-columns-repeated="42"/>
        </table:table-row>
        <table:table-row table:style-name="ro1">
          <table:table-cell/>
          <table:table-cell office:value-type="string" calcext:value-type="string">
            <text:p>Min cost</text:p>
          </table:table-cell>
          <table:table-cell table:style-name="ce10" table:formula="of:=MIN([.$E$136:.$E$140])*TOTALSPACE/2" office:value-type="float" office:value="620088471732876" calcext:value-type="float">
            <text:p>6.20E+14</text:p>
          </table:table-cell>
          <table:table-cell office:value-type="string" calcext:value-type="string">
            <text:p>$USD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Max cost</text:p>
          </table:table-cell>
          <table:table-cell table:style-name="ce10" table:formula="of:=MAX([.$E$136:.$E$139])*TOTALSPACE" office:value-type="float" office:value="2.40594327032356E+020" calcext:value-type="float">
            <text:p>2.41E+20</text:p>
          </table:table-cell>
          <table:table-cell office:value-type="string" calcext:value-type="string">
            <text:p>$USD</text:p>
          </table:table-cell>
          <table:table-cell table:number-columns-repeated="38"/>
        </table:table-row>
        <table:table-row table:style-name="ro1">
          <table:table-cell table:number-columns-repeated="42"/>
        </table:table-row>
        <table:table-row table:style-name="ro1">
          <table:table-cell/>
          <table:table-cell office:value-type="string" calcext:value-type="string">
            <text:p>Expected Cost</text:p>
          </table:table-cell>
          <table:table-cell table:style-name="ce11" table:formula="of:=[.E136]*TOTALSPACE/2*COSTFACTOR" office:value-type="float" office:value="620088471732876" calcext:value-type="float">
            <text:p>620088471732876</text:p>
          </table:table-cell>
          <table:table-cell office:value-type="string" calcext:value-type="string">
            <text:p>$USD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Expected Cost / Timelimit</text:p>
          </table:table-cell>
          <table:table-cell table:formula="of:=ECOST*PROBC*2" office:value-type="float" office:value="121054953600000" calcext:value-type="float">
            <text:p>121054953600000</text:p>
          </table:table-cell>
          <table:table-cell office:value-type="string" calcext:value-type="string">
            <text:p>$USD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Expected Cost / Year</text:p>
          </table:table-cell>
          <table:table-cell table:formula="of:=MIN([.$E$79]*GUESSRATE/TOTALSPACE;1)*ECOST*2" office:value-type="float" office:value="121054953600000" calcext:value-type="float">
            <text:p>121054953600000</text:p>
          </table:table-cell>
          <table:table-cell office:value-type="string" calcext:value-type="string">
            <text:p>$USD</text:p>
          </table:table-cell>
          <table:table-cell table:number-columns-repeated="38"/>
        </table:table-row>
      </table:table>
      <table:named-expressions>
        <table:named-range table:name="COSTFACTOR" table:base-cell-address="$BruteForce.$B$38" table:cell-range-address="$BruteForce.$B$75"/>
        <table:named-range table:name="CTIME" table:base-cell-address="$BruteForce.$C$105" table:cell-range-address="$BruteForce.$C$153"/>
        <table:named-range table:name="ECOST" table:base-cell-address="$BruteForce.$C$104" table:cell-range-address="$BruteForce.$C$152"/>
        <table:named-range table:name="EYCOST" table:base-cell-address="$BruteForce.$C$106" table:cell-range-address="$BruteForce.$C$154"/>
        <table:named-range table:name="GUESSRATE" table:base-cell-address="$BruteForce.$F$24" table:cell-range-address="$BruteForce.$F$75"/>
        <table:named-range table:name="LENGTH" table:base-cell-address="$BruteForce.$B$15" table:cell-range-address="$BruteForce.$B$66"/>
        <table:named-range table:name="MHIT" table:base-cell-address="$BruteForce.$M$93" table:cell-range-address="$BruteForce.$M$137"/>
        <table:named-range table:name="MTIME" table:base-cell-address="$BruteForce.$I$88" table:cell-range-address="$BruteForce.$I$136"/>
        <table:named-range table:name="MUT" table:base-cell-address="$BruteForce.$I$89" table:cell-range-address="$BruteForce.$I$137"/>
        <table:named-range table:name="PL" table:base-cell-address="$BruteForce.$B$1" table:cell-range-address="$BruteForce.$B$1"/>
        <table:named-range table:name="PROBC" table:base-cell-address="$BruteForce.$F$46" table:cell-range-address="$BruteForce.$F$88"/>
        <table:named-range table:name="SETSIZE" table:base-cell-address="$BruteForce.$F$11" table:cell-range-address="$BruteForce.$F$62"/>
        <table:named-range table:name="TCOST" table:base-cell-address="$BruteForce.$C$105" table:cell-range-address="$BruteForce.$C$153"/>
        <table:named-range table:name="TEXP" table:base-cell-address="$BruteForce.$F$49" table:cell-range-address="$BruteForce.$F$91"/>
        <table:named-range table:name="TIMELIMIT" table:base-cell-address="$BruteForce.$F$35" table:cell-range-address="$BruteForce.$F$87"/>
        <table:named-range table:name="TOTALE" table:base-cell-address="$BruteForce.$F$16" table:cell-range-address="$BruteForce.$F$67"/>
        <table:named-range table:name="TOTALENTROPY" table:base-cell-address="$BruteForce.$F$16" table:cell-range-address="$BruteForce.$F$67"/>
        <table:named-range table:name="TOTALSPACE" table:base-cell-address="$BruteForce.$F$15" table:cell-range-address="$BruteForce.$F$66"/>
        <table:named-range table:name="TU" table:base-cell-address="$BruteForce.$C$2" table:cell-range-address="$BruteForce.$C$3"/>
        <table:named-range table:name="TUNIT" table:base-cell-address="$BruteForce.$F$44" table:cell-range-address="$BruteForce.$F$86"/>
        <table:named-range table:name="UT" table:base-cell-address="$BruteForce.$B$2" table:cell-range-address="$BruteForce.$B$3"/>
        <table:named-range table:name="YEARS" table:base-cell-address="$BruteForce.$E$79" table:cell-range-address="$BruteForce.$E$7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1" loext:min-decimal-places="1" number:min-integer-digits="1" number:grouping="true"/>
    </number:number-style>
    <number:number-style style:name="N148">
      <number:number number:decimal-places="3" loext:min-decimal-places="3" number:min-integer-digits="1" number:grouping="true"/>
    </number:number-style>
    <number:number-style style:name="N149">
      <number:number number:decimal-places="4" loext:min-decimal-places="4" number:min-integer-digits="1" number:grouping="true"/>
    </number:number-style>
    <number:number-style style:name="N150">
      <number:number number:decimal-places="5" loext:min-decimal-places="5" number:min-integer-digits="1" number:grouping="true"/>
    </number:number-style>
    <number:number-style style:name="N151">
      <number:number number:decimal-places="6" loext:min-decimal-places="6" number:min-integer-digits="1" number:grouping="true"/>
    </number:number-style>
    <number:date-style style:name="N10109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NZ">
      <number:day/>
      <number:text>-</number:text>
      <number:month number:textual="true"/>
      <number:text>-</number:text>
      <number:year/>
    </number:date-style>
    <number:date-style style:name="N10111" number:language="en" number:country="NZ">
      <number:day/>
      <number:text>-</number:text>
      <number:month number:textual="true"/>
    </number:date-style>
    <number:date-style style:name="N10112" number:language="en" number:country="NZ">
      <number:month number:textual="true"/>
      <number:text>-</number:text>
      <number:year/>
    </number:date-style>
    <number:time-style style:name="N10113" number:language="en" number:country="NZ">
      <number:hours/>
      <number:text>:</number:text>
      <number:minute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NZ">
      <number:hours/>
      <number:text>:</number:text>
      <number:minutes number:style="long"/>
    </number:time-style>
    <number:time-style style:name="N10116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iberation Sans1" style:font-family-complex="'Liberation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11:53:14.691365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08:30:29.965911424</meta:creation-date>
    <meta:generator>LibreOffice/5.2.7.2$Linux_X86_64 LibreOffice_project/20m0$Build-2</meta:generator>
    <dc:date>2017-11-17T13:58:44.736767286</dc:date>
    <meta:editing-duration>PT12H1M52S</meta:editing-duration>
    <meta:editing-cycles>59</meta:editing-cycles>
    <meta:document-statistic meta:table-count="1" meta:cell-count="6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ff66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35cm" svg:y="0.315cm" chart:style-name="ch2">
          <text:p>Probability</text:p>
        </chart:title>
        <chart:legend chart:legend-position="end" svg:x="11.542cm" svg:y="3.478cm" style:legend-expansion="high" chart:style-name="ch3"/>
        <chart:plot-area chart:style-name="ch4" table:cell-range-address="BruteForce.I131:BruteForce.AP132 BruteForce.H132:BruteForce.H132 BruteForce.H127:BruteForce.AP127" chart:data-source-has-labels="column" svg:x="1.338cm" svg:y="1.296cm" svg:width="9.884cm" svg:height="6.536cm">
          <chartooo:coordinate-region svg:x="2.081cm" svg:y="1.958cm" svg:width="7.349cm" svg:height="5.214cm"/>
          <chart:axis chart:dimension="x" chart:name="primary-x" chart:style-name="ch5">
            <chart:title svg:x="5.076cm" svg:y="8.013cm" chart:style-name="ch6">
              <text:p>Years Elapsed, t</text:p>
            </chart:title>
            <chart:grid chart:style-name="ch7" chart:class="major"/>
          </chart:axis>
          <chart:axis chart:dimension="x" chart:name="secondary-x" chart:style-name="ch8"/>
          <chart:axis chart:dimension="y" chart:name="primary-y" chart:style-name="ch5">
            <chart:title svg:x="0.451cm" svg:y="6.342cm" chart:style-name="ch9">
              <text:p>Probability of cracking, p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BruteForce.I132:BruteForce.AP132" chart:label-cell-address="BruteForce.H132:BruteForce.H132" chart:class="chart:scatter">
            <chart:domain table:cell-range-address="BruteForce.I131:BruteForce.AP131"/>
            <chart:regression-curve chart:style-name="ch12"/>
            <chart:data-point chart:repeated="34"/>
          </chart:series>
          <chart:series chart:attached-axis="secondary-y" chart:style-name="ch13" chart:values-cell-range-address="BruteForce.I127:BruteForce.AP127" chart:label-cell-address="BruteForce.H127:BruteForce.H127" chart:class="chart:scatter">
            <chart:data-point chart:repeated="3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</table:table-row>
          </table:table-header-rows>
          <table:table-rows>
            <table:table-row>
              <table:table-cell office:value-type="string">
                <text:p>Row 13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BruteForce.I131:BruteForce.AP13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81118586349562">
                <text:p>2.81118586349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uess probability</text:p>
                <draw:g>
                  <svg:desc>BruteForce.H132:BruteForce.H132</svg:desc>
                </draw:g>
              </table:table-cell>
              <table:table-cell office:value-type="float" office:value="0.0976110338430451">
                <text:p>0.0976110338430451</text:p>
                <draw:g>
                  <svg:desc>BruteForce.I132:BruteForce.AP132</svg:desc>
                </draw:g>
              </table:table-cell>
              <table:table-cell office:value-type="float" office:value="0.292833101529136">
                <text:p>0.292833101529136</text:p>
              </table:table-cell>
              <table:table-cell office:value-type="float" office:value="0.683277236901317">
                <text:p>0.68327723690131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maining Space</text:p>
                <draw:g>
                  <svg:desc>BruteForce.H127:BruteForce.H127</svg:desc>
                </draw:g>
              </table:table-cell>
              <table:table-cell office:value-type="float" office:value="1.11912198986575E+025">
                <text:p>1.11912198986575E+025</text:p>
                <draw:g>
                  <svg:desc>BruteForce.I127:BruteForce.AP127</svg:desc>
                </draw:g>
              </table:table-cell>
              <table:table-cell office:value-type="float" office:value="8.77012082665753E+024">
                <text:p>8.77012082665753E+024</text:p>
              </table:table-cell>
              <table:table-cell office:value-type="float" office:value="3.92792268265753E+024">
                <text:p>3.92792268265753E+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